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9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0.5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mo" style:font-name-asian="AR PL UMing CN" style:font-name-complex="DejaVu 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no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Calc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2" table:number-rows-spanned="1">
            <text:p>CIE 1931 2°</text:p>
          </table:table-cell>
          <table:covered-table-cell table:style-name="ce1"/>
          <table:table-cell table:style-name="ce1" office:value-type="string" table:number-columns-spanned="2" table:number-rows-spanned="1">
            <text:p>CIE 1964 10°</text:p>
          </table:table-cell>
          <table:covered-table-cell table:style-name="ce1"/>
          <table:table-cell table:style-name="ce1" office:value-type="string" table:number-columns-spanned="1" table:number-rows-spanned="2">
            <text:p>CCT (K)</text:p>
          </table:table-cell>
          <table:table-cell table:style-name="ce1" office:value-type="string" table:number-columns-spanned="1" table:number-rows-spanned="2">
            <text:p>Note</text:p>
          </table:table-cell>
          <table:table-cell table:style-name="ce1" table:number-columns-repeated="5"/>
          <table:table-cell table:style-name="ce3" table:number-columns-repeated="1012"/>
        </table:table-row>
        <table:table-row table:style-name="ro1">
          <table:covered-table-cell table:style-name="ce1"/>
          <table:table-cell table:style-name="ce1" office:value-type="string">
            <text:p>x2</text:p>
          </table:table-cell>
          <table:table-cell table:style-name="ce1" office:value-type="string">
            <text:p>y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y10</text:p>
          </table:table-cell>
          <table:covered-table-cell table:number-columns-repeated="2" table:style-name="ce1"/>
          <table:table-cell table:style-name="ce1" office:value-type="string">
            <text:p>Y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  <table:table-cell table:style-name="ce3" table:number-columns-repeated="1012"/>
        </table:table-row>
        <table:table-row table:style-name="ro1">
          <table:table-cell office:value-type="string">
            <text:p>A</text:p>
          </table:table-cell>
          <table:table-cell office:value-type="float" office:value="0.44757">
            <text:p>0.44757</text:p>
          </table:table-cell>
          <table:table-cell office:value-type="float" office:value="0.40745">
            <text:p>0.40745</text:p>
          </table:table-cell>
          <table:table-cell office:value-type="float" office:value="0.45117">
            <text:p>0.45117</text:p>
          </table:table-cell>
          <table:table-cell office:value-type="float" office:value="0.40594">
            <text:p>0.40594</text:p>
          </table:table-cell>
          <table:table-cell office:value-type="float" office:value="2856">
            <text:p>2856</text:p>
          </table:table-cell>
          <table:table-cell office:value-type="string">
            <text:p>Incandescent / Tungsten</text:p>
          </table:table-cell>
          <table:table-cell office:value-type="float" office:value="100">
            <text:p>100</text:p>
          </table:table-cell>
          <table:table-cell table:formula="of:=[.B3]*([.H3]/[.C3])" office:value-type="float" office:value="109.846606945637">
            <text:p>109.8466069456</text:p>
          </table:table-cell>
          <table:table-cell table:formula="of:=(1-[.B3]-[.C3])*([.H3]/[.C3])" office:value-type="float" office:value="35.58228003436">
            <text:p>35.5822800344</text:p>
          </table:table-cell>
          <table:table-cell table:formula="of:=[.D3]*([.H3]/[.E3])" office:value-type="float" office:value="111.142040695669">
            <text:p>111.1420406957</text:p>
          </table:table-cell>
          <table:table-cell table:style-name="ce2" table:formula="of:=(1-[.D3]-[.E3])*([.H3]/[.E3])" office:value-type="float" office:value="35.1997832191949">
            <text:p>35.1997832192</text:p>
          </table:table-cell>
          <table:table-cell table:number-columns-repeated="1012"/>
        </table:table-row>
        <table:table-row table:style-name="ro1">
          <table:table-cell office:value-type="string">
            <text:p>B</text:p>
          </table:table-cell>
          <table:table-cell office:value-type="float" office:value="0.34842">
            <text:p>0.34842</text:p>
          </table:table-cell>
          <table:table-cell office:value-type="float" office:value="0.35161">
            <text:p>0.35161</text:p>
          </table:table-cell>
          <table:table-cell office:value-type="float" office:value="0.3498">
            <text:p>0.3498</text:p>
          </table:table-cell>
          <table:table-cell office:value-type="float" office:value="0.3527">
            <text:p>0.3527</text:p>
          </table:table-cell>
          <table:table-cell office:value-type="float" office:value="4874">
            <text:p>4874</text:p>
          </table:table-cell>
          <table:table-cell office:value-type="string">
            <text:p>{obsolete} Direct sunlight at noon</text:p>
          </table:table-cell>
          <table:table-cell office:value-type="float" office:value="100">
            <text:p>100</text:p>
          </table:table-cell>
          <table:table-cell table:formula="of:=[.B4]*([.H4]/[.C4])" office:value-type="float" office:value="99.09274480248">
            <text:p>99.0927448025</text:p>
          </table:table-cell>
          <table:table-cell table:formula="of:=(1-[.B4]-[.C4])*([.H4]/[.C4])" office:value-type="float" office:value="85.3132732288615">
            <text:p>85.3132732289</text:p>
          </table:table-cell>
          <table:table-cell table:formula="of:=[.D4]*([.H4]/[.E4])" office:value-type="float" office:value="99.1777714771761">
            <text:p>99.1777714772</text:p>
          </table:table-cell>
          <table:table-cell table:style-name="ce2" table:formula="of:=(1-[.D4]-[.E4])*([.H4]/[.E4])" office:value-type="float" office:value="84.3493053586617">
            <text:p>84.3493053587</text:p>
          </table:table-cell>
          <table:table-cell table:number-columns-repeated="1012"/>
        </table:table-row>
        <table:table-row table:style-name="ro1">
          <table:table-cell office:value-type="string">
            <text:p>C</text:p>
          </table:table-cell>
          <table:table-cell office:value-type="float" office:value="0.31006">
            <text:p>0.31006</text:p>
          </table:table-cell>
          <table:table-cell office:value-type="float" office:value="0.31616">
            <text:p>0.31616</text:p>
          </table:table-cell>
          <table:table-cell office:value-type="float" office:value="0.31039">
            <text:p>0.31039</text:p>
          </table:table-cell>
          <table:table-cell office:value-type="float" office:value="0.31905">
            <text:p>0.31905</text:p>
          </table:table-cell>
          <table:table-cell office:value-type="float" office:value="6774">
            <text:p>6774</text:p>
          </table:table-cell>
          <table:table-cell office:value-type="string">
            <text:p>{obsolete} Average / North sky Daylight</text:p>
          </table:table-cell>
          <table:table-cell office:value-type="float" office:value="100">
            <text:p>100</text:p>
          </table:table-cell>
          <table:table-cell table:formula="of:=[.B5]*([.H5]/[.C5])" office:value-type="float" office:value="98.0705971659919">
            <text:p>98.070597166</text:p>
          </table:table-cell>
          <table:table-cell table:formula="of:=(1-[.B5]-[.C5])*([.H5]/[.C5])" office:value-type="float" office:value="118.224949392713">
            <text:p>118.2249493927</text:p>
          </table:table-cell>
          <table:table-cell table:formula="of:=[.D5]*([.H5]/[.E5])" office:value-type="float" office:value="97.2856918978217">
            <text:p>97.2856918978</text:p>
          </table:table-cell>
          <table:table-cell table:style-name="ce2" table:formula="of:=(1-[.D5]-[.E5])*([.H5]/[.E5])" office:value-type="float" office:value="116.144804889516">
            <text:p>116.1448048895</text:p>
          </table:table-cell>
          <table:table-cell table:number-columns-repeated="1012"/>
        </table:table-row>
        <table:table-row table:style-name="ro1">
          <table:table-cell office:value-type="string">
            <text:p>D50</text:p>
          </table:table-cell>
          <table:table-cell office:value-type="float" office:value="0.34567">
            <text:p>0.34567</text:p>
          </table:table-cell>
          <table:table-cell office:value-type="float" office:value="0.3585">
            <text:p>0.3585</text:p>
          </table:table-cell>
          <table:table-cell office:value-type="float" office:value="0.34773">
            <text:p>0.34773</text:p>
          </table:table-cell>
          <table:table-cell office:value-type="float" office:value="0.35952">
            <text:p>0.35952</text:p>
          </table:table-cell>
          <table:table-cell office:value-type="float" office:value="5003">
            <text:p>5003</text:p>
          </table:table-cell>
          <table:table-cell office:value-type="string">
            <text:p>Horizon Light. ICC profile PCS</text:p>
          </table:table-cell>
          <table:table-cell office:value-type="float" office:value="100">
            <text:p>100</text:p>
          </table:table-cell>
          <table:table-cell table:formula="of:=[.B6]*([.H6]/[.C6])" office:value-type="float" office:value="96.42119944212">
            <text:p>96.4211994421</text:p>
          </table:table-cell>
          <table:table-cell table:formula="of:=(1-[.B6]-[.C6])*([.H6]/[.C6])" office:value-type="float" office:value="82.5188284518828">
            <text:p>82.5188284519</text:p>
          </table:table-cell>
          <table:table-cell table:formula="of:=[.D6]*([.H6]/[.E6])" office:value-type="float" office:value="96.7206275033378">
            <text:p>96.7206275033</text:p>
          </table:table-cell>
          <table:table-cell table:style-name="ce2" table:formula="of:=(1-[.D6]-[.E6])*([.H6]/[.E6])" office:value-type="float" office:value="81.4280151312861">
            <text:p>81.4280151313</text:p>
          </table:table-cell>
          <table:table-cell table:number-columns-repeated="1012"/>
        </table:table-row>
        <table:table-row table:style-name="ro1">
          <table:table-cell office:value-type="string">
            <text:p>D55</text:p>
          </table:table-cell>
          <table:table-cell office:value-type="float" office:value="0.33242">
            <text:p>0.33242</text:p>
          </table:table-cell>
          <table:table-cell office:value-type="float" office:value="0.34743">
            <text:p>0.34743</text:p>
          </table:table-cell>
          <table:table-cell office:value-type="float" office:value="0.33411">
            <text:p>0.33411</text:p>
          </table:table-cell>
          <table:table-cell office:value-type="float" office:value="0.34877">
            <text:p>0.34877</text:p>
          </table:table-cell>
          <table:table-cell office:value-type="float" office:value="5503">
            <text:p>5503</text:p>
          </table:table-cell>
          <table:table-cell office:value-type="string">
            <text:p>Mid-morning / Mid-afternoon Daylight</text:p>
          </table:table-cell>
          <table:table-cell office:value-type="float" office:value="100">
            <text:p>100</text:p>
          </table:table-cell>
          <table:table-cell table:formula="of:=[.B7]*([.H7]/[.C7])" office:value-type="float" office:value="95.6797052643698">
            <text:p>95.6797052644</text:p>
          </table:table-cell>
          <table:table-cell table:formula="of:=(1-[.B7]-[.C7])*([.H7]/[.C7])" office:value-type="float" office:value="92.1480586017327">
            <text:p>92.1480586017</text:p>
          </table:table-cell>
          <table:table-cell table:formula="of:=[.D7]*([.H7]/[.E7])" office:value-type="float" office:value="95.7966568225478">
            <text:p>95.7966568225</text:p>
          </table:table-cell>
          <table:table-cell table:style-name="ce2" table:formula="of:=(1-[.D7]-[.E7])*([.H7]/[.E7])" office:value-type="float" office:value="90.9252515984746">
            <text:p>90.9252515985</text:p>
          </table:table-cell>
          <table:table-cell table:number-columns-repeated="1012"/>
        </table:table-row>
        <table:table-row table:style-name="ro1">
          <table:table-cell office:value-type="string">
            <text:p>D65</text:p>
          </table:table-cell>
          <table:table-cell office:value-type="float" office:value="0.31271">
            <text:p>0.31271</text:p>
          </table:table-cell>
          <table:table-cell office:value-type="float" office:value="0.32902">
            <text:p>0.32902</text:p>
          </table:table-cell>
          <table:table-cell office:value-type="float" office:value="0.31382">
            <text:p>0.31382</text:p>
          </table:table-cell>
          <table:table-cell office:value-type="float" office:value="0.331">
            <text:p>0.331</text:p>
          </table:table-cell>
          <table:table-cell office:value-type="float" office:value="6504">
            <text:p>6504</text:p>
          </table:table-cell>
          <table:table-cell office:value-type="string">
            <text:p>Noon Daylight: Television, sRGB color space</text:p>
          </table:table-cell>
          <table:table-cell office:value-type="float" office:value="100">
            <text:p>100</text:p>
          </table:table-cell>
          <table:table-cell table:formula="of:=[.B8]*([.H8]/[.C8])" office:value-type="float" office:value="95.0428545377181">
            <text:p>95.0428545377</text:p>
          </table:table-cell>
          <table:table-cell table:formula="of:=(1-[.B8]-[.C8])*([.H8]/[.C8])" office:value-type="float" office:value="108.890037079813">
            <text:p>108.8900370798</text:p>
          </table:table-cell>
          <table:table-cell table:formula="of:=[.D8]*([.H8]/[.E8])" office:value-type="float" office:value="94.809667673716">
            <text:p>94.8096676737</text:p>
          </table:table-cell>
          <table:table-cell table:style-name="ce2" table:formula="of:=(1-[.D8]-[.E8])*([.H8]/[.E8])" office:value-type="float" office:value="107.305135951662">
            <text:p>107.3051359517</text:p>
          </table:table-cell>
          <table:table-cell table:number-columns-repeated="1012"/>
        </table:table-row>
        <table:table-row table:style-name="ro1">
          <table:table-cell office:value-type="string">
            <text:p>D75</text:p>
          </table:table-cell>
          <table:table-cell office:value-type="float" office:value="0.29902">
            <text:p>0.29902</text:p>
          </table:table-cell>
          <table:table-cell office:value-type="float" office:value="0.31485">
            <text:p>0.31485</text:p>
          </table:table-cell>
          <table:table-cell office:value-type="float" office:value="0.29968">
            <text:p>0.29968</text:p>
          </table:table-cell>
          <table:table-cell office:value-type="float" office:value="0.3174">
            <text:p>0.3174</text:p>
          </table:table-cell>
          <table:table-cell office:value-type="float" office:value="7504">
            <text:p>7504</text:p>
          </table:table-cell>
          <table:table-cell office:value-type="string">
            <text:p>North sky Daylight</text:p>
          </table:table-cell>
          <table:table-cell office:value-type="float" office:value="100">
            <text:p>100</text:p>
          </table:table-cell>
          <table:table-cell table:formula="of:=[.B9]*([.H9]/[.C9])" office:value-type="float" office:value="94.9722089884072">
            <text:p>94.9722089884</text:p>
          </table:table-cell>
          <table:table-cell table:formula="of:=(1-[.B9]-[.C9])*([.H9]/[.C9])" office:value-type="float" office:value="122.639352072415">
            <text:p>122.6393520724</text:p>
          </table:table-cell>
          <table:table-cell table:formula="of:=[.D9]*([.H9]/[.E9])" office:value-type="float" office:value="94.4171392564587">
            <text:p>94.4171392565</text:p>
          </table:table-cell>
          <table:table-cell table:style-name="ce2" table:formula="of:=(1-[.D9]-[.E9])*([.H9]/[.E9])" office:value-type="float" office:value="120.642722117202">
            <text:p>120.6427221172</text:p>
          </table:table-cell>
          <table:table-cell table:number-columns-repeated="1012"/>
        </table:table-row>
        <table:table-row table:style-name="ro1">
          <table:table-cell office:value-type="string">
            <text:p>E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office:value-type="float" office:value="5454">
            <text:p>5454</text:p>
          </table:table-cell>
          <table:table-cell office:value-type="string">
            <text:p>Equal energy</text:p>
          </table:table-cell>
          <table:table-cell office:value-type="float" office:value="100">
            <text:p>100</text:p>
          </table:table-cell>
          <table:table-cell table:formula="of:=[.B10]*([.H10]/[.C10])" office:value-type="float" office:value="100">
            <text:p>100</text:p>
          </table:table-cell>
          <table:table-cell table:formula="of:=(1-[.B10]-[.C10])*([.H10]/[.C10])" office:value-type="float" office:value="100">
            <text:p>100</text:p>
          </table:table-cell>
          <table:table-cell table:formula="of:=[.D10]*([.H10]/[.E10])" office:value-type="float" office:value="100">
            <text:p>100</text:p>
          </table:table-cell>
          <table:table-cell table:style-name="ce2" table:formula="of:=(1-[.D10]-[.E10])*([.H10]/[.E10])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F1</text:p>
          </table:table-cell>
          <table:table-cell office:value-type="float" office:value="0.3131">
            <text:p>0.3131</text:p>
          </table:table-cell>
          <table:table-cell office:value-type="float" office:value="0.33727">
            <text:p>0.33727</text:p>
          </table:table-cell>
          <table:table-cell office:value-type="float" office:value="0.31811">
            <text:p>0.31811</text:p>
          </table:table-cell>
          <table:table-cell office:value-type="float" office:value="0.33559">
            <text:p>0.33559</text:p>
          </table:table-cell>
          <table:table-cell office:value-type="float" office:value="6430">
            <text:p>6430</text:p>
          </table:table-cell>
          <table:table-cell office:value-type="string">
            <text:p>Daylight Fluorescent</text:p>
          </table:table-cell>
          <table:table-cell office:value-type="float" office:value="100">
            <text:p>100</text:p>
          </table:table-cell>
          <table:table-cell table:formula="of:=[.B11]*([.H11]/[.C11])" office:value-type="float" office:value="92.833634773327">
            <text:p>92.8336347733</text:p>
          </table:table-cell>
          <table:table-cell table:formula="of:=(1-[.B11]-[.C11])*([.H11]/[.C11])" office:value-type="float" office:value="103.664719660806">
            <text:p>103.6647196608</text:p>
          </table:table-cell>
          <table:table-cell table:formula="of:=[.D11]*([.H11]/[.E11])" office:value-type="float" office:value="94.7912631484848">
            <text:p>94.7912631485</text:p>
          </table:table-cell>
          <table:table-cell table:style-name="ce2" table:formula="of:=(1-[.D11]-[.E11])*([.H11]/[.E11])" office:value-type="float" office:value="103.191394260854">
            <text:p>103.1913942609</text:p>
          </table:table-cell>
          <table:table-cell table:number-columns-repeated="1012"/>
        </table:table-row>
        <table:table-row table:style-name="ro1">
          <table:table-cell office:value-type="string">
            <text:p>F2</text:p>
          </table:table-cell>
          <table:table-cell office:value-type="float" office:value="0.37208">
            <text:p>0.37208</text:p>
          </table:table-cell>
          <table:table-cell office:value-type="float" office:value="0.37529">
            <text:p>0.37529</text:p>
          </table:table-cell>
          <table:table-cell office:value-type="float" office:value="0.37925">
            <text:p>0.37925</text:p>
          </table:table-cell>
          <table:table-cell office:value-type="float" office:value="0.36733">
            <text:p>0.36733</text:p>
          </table:table-cell>
          <table:table-cell office:value-type="float" office:value="4230">
            <text:p>4230</text:p>
          </table:table-cell>
          <table:table-cell office:value-type="string">
            <text:p>Cool White Fluorescent</text:p>
          </table:table-cell>
          <table:table-cell office:value-type="float" office:value="100">
            <text:p>100</text:p>
          </table:table-cell>
          <table:table-cell table:formula="of:=[.B12]*([.H12]/[.C12])" office:value-type="float" office:value="99.1446614618029">
            <text:p>99.1446614618</text:p>
          </table:table-cell>
          <table:table-cell table:formula="of:=(1-[.B12]-[.C12])*([.H12]/[.C12])" office:value-type="float" office:value="67.3159423379253">
            <text:p>67.3159423379</text:p>
          </table:table-cell>
          <table:table-cell table:formula="of:=[.D12]*([.H12]/[.E12])" office:value-type="float" office:value="103.245038521221">
            <text:p>103.2450385212</text:p>
          </table:table-cell>
          <table:table-cell table:style-name="ce2" table:formula="of:=(1-[.D12]-[.E12])*([.H12]/[.E12])" office:value-type="float" office:value="68.9897367489723">
            <text:p>68.989736749</text:p>
          </table:table-cell>
          <table:table-cell table:number-columns-repeated="1012"/>
        </table:table-row>
        <table:table-row table:style-name="ro1">
          <table:table-cell office:value-type="string">
            <text:p>F3</text:p>
          </table:table-cell>
          <table:table-cell office:value-type="float" office:value="0.4091">
            <text:p>0.4091</text:p>
          </table:table-cell>
          <table:table-cell office:value-type="float" office:value="0.3943">
            <text:p>0.3943</text:p>
          </table:table-cell>
          <table:table-cell office:value-type="float" office:value="0.41761">
            <text:p>0.41761</text:p>
          </table:table-cell>
          <table:table-cell office:value-type="float" office:value="0.38324">
            <text:p>0.38324</text:p>
          </table:table-cell>
          <table:table-cell office:value-type="float" office:value="3450">
            <text:p>3450</text:p>
          </table:table-cell>
          <table:table-cell office:value-type="string">
            <text:p>White Fluorescent</text:p>
          </table:table-cell>
          <table:table-cell office:value-type="float" office:value="100">
            <text:p>100</text:p>
          </table:table-cell>
          <table:table-cell table:formula="of:=[.B13]*([.H13]/[.C13])" office:value-type="float" office:value="103.753487192493">
            <text:p>103.7534871925</text:p>
          </table:table-cell>
          <table:table-cell table:formula="of:=(1-[.B13]-[.C13])*([.H13]/[.C13])" office:value-type="float" office:value="49.860512300279">
            <text:p>49.8605123003</text:p>
          </table:table-cell>
          <table:table-cell table:formula="of:=[.D13]*([.H13]/[.E13])" office:value-type="float" office:value="108.968270535435">
            <text:p>108.9682705354</text:p>
          </table:table-cell>
          <table:table-cell table:style-name="ce2" table:formula="of:=(1-[.D13]-[.E13])*([.H13]/[.E13])" office:value-type="float" office:value="51.9648262185575">
            <text:p>51.9648262186</text:p>
          </table:table-cell>
          <table:table-cell table:number-columns-repeated="1012"/>
        </table:table-row>
        <table:table-row table:style-name="ro1">
          <table:table-cell office:value-type="string">
            <text:p>F4</text:p>
          </table:table-cell>
          <table:table-cell office:value-type="float" office:value="0.44018">
            <text:p>0.44018</text:p>
          </table:table-cell>
          <table:table-cell office:value-type="float" office:value="0.40329">
            <text:p>0.40329</text:p>
          </table:table-cell>
          <table:table-cell office:value-type="float" office:value="0.4492">
            <text:p>0.4492</text:p>
          </table:table-cell>
          <table:table-cell office:value-type="float" office:value="0.39074">
            <text:p>0.39074</text:p>
          </table:table-cell>
          <table:table-cell office:value-type="float" office:value="2940">
            <text:p>2940</text:p>
          </table:table-cell>
          <table:table-cell office:value-type="string">
            <text:p>Warm White Fluorescent</text:p>
          </table:table-cell>
          <table:table-cell office:value-type="float" office:value="100">
            <text:p>100</text:p>
          </table:table-cell>
          <table:table-cell table:formula="of:=[.B14]*([.H14]/[.C14])" office:value-type="float" office:value="109.14726375561">
            <text:p>109.1472637556</text:p>
          </table:table-cell>
          <table:table-cell table:formula="of:=(1-[.B14]-[.C14])*([.H14]/[.C14])" office:value-type="float" office:value="38.8132609288601">
            <text:p>38.8132609289</text:p>
          </table:table-cell>
          <table:table-cell table:formula="of:=[.D14]*([.H14]/[.E14])" office:value-type="float" office:value="114.961355376977">
            <text:p>114.961355377</text:p>
          </table:table-cell>
          <table:table-cell table:style-name="ce2" table:formula="of:=(1-[.D14]-[.E14])*([.H14]/[.E14])" office:value-type="float" office:value="40.9633004043609">
            <text:p>40.9633004044</text:p>
          </table:table-cell>
          <table:table-cell table:number-columns-repeated="1012"/>
        </table:table-row>
        <table:table-row table:style-name="ro1">
          <table:table-cell office:value-type="string">
            <text:p>F5</text:p>
          </table:table-cell>
          <table:table-cell office:value-type="float" office:value="0.31379">
            <text:p>0.31379</text:p>
          </table:table-cell>
          <table:table-cell office:value-type="float" office:value="0.34531">
            <text:p>0.34531</text:p>
          </table:table-cell>
          <table:table-cell office:value-type="float" office:value="0.31975">
            <text:p>0.31975</text:p>
          </table:table-cell>
          <table:table-cell office:value-type="float" office:value="0.34246">
            <text:p>0.34246</text:p>
          </table:table-cell>
          <table:table-cell office:value-type="float" office:value="6350">
            <text:p>6350</text:p>
          </table:table-cell>
          <table:table-cell office:value-type="string">
            <text:p>Daylight Fluorescent</text:p>
          </table:table-cell>
          <table:table-cell office:value-type="float" office:value="100">
            <text:p>100</text:p>
          </table:table-cell>
          <table:table-cell table:formula="of:=[.B15]*([.H15]/[.C15])" office:value-type="float" office:value="90.8719701138108">
            <text:p>90.8719701138</text:p>
          </table:table-cell>
          <table:table-cell table:formula="of:=(1-[.B15]-[.C15])*([.H15]/[.C15])" office:value-type="float" office:value="98.7228866815326">
            <text:p>98.7228866815</text:p>
          </table:table-cell>
          <table:table-cell table:formula="of:=[.D15]*([.H15]/[.E15])" office:value-type="float" office:value="93.3685685919523">
            <text:p>93.368568592</text:p>
          </table:table-cell>
          <table:table-cell table:style-name="ce2" table:formula="of:=(1-[.D15]-[.E15])*([.H15]/[.E15])" office:value-type="float" office:value="98.6363370904631">
            <text:p>98.6363370905</text:p>
          </table:table-cell>
          <table:table-cell table:number-columns-repeated="1012"/>
        </table:table-row>
        <table:table-row table:style-name="ro1">
          <table:table-cell office:value-type="string">
            <text:p>F6</text:p>
          </table:table-cell>
          <table:table-cell office:value-type="float" office:value="0.3779">
            <text:p>0.3779</text:p>
          </table:table-cell>
          <table:table-cell office:value-type="float" office:value="0.38835">
            <text:p>0.38835</text:p>
          </table:table-cell>
          <table:table-cell office:value-type="float" office:value="0.3866">
            <text:p>0.3866</text:p>
          </table:table-cell>
          <table:table-cell office:value-type="float" office:value="0.37847">
            <text:p>0.37847</text:p>
          </table:table-cell>
          <table:table-cell office:value-type="float" office:value="4150">
            <text:p>4150</text:p>
          </table:table-cell>
          <table:table-cell office:value-type="string">
            <text:p>Lite White Fluorescent</text:p>
          </table:table-cell>
          <table:table-cell office:value-type="float" office:value="100">
            <text:p>100</text:p>
          </table:table-cell>
          <table:table-cell table:formula="of:=[.B16]*([.H16]/[.C16])" office:value-type="float" office:value="97.3091283635896">
            <text:p>97.3091283636</text:p>
          </table:table-cell>
          <table:table-cell table:formula="of:=(1-[.B16]-[.C16])*([.H16]/[.C16])" office:value-type="float" office:value="60.1905497618128">
            <text:p>60.1905497618</text:p>
          </table:table-cell>
          <table:table-cell table:formula="of:=[.D16]*([.H16]/[.E16])" office:value-type="float" office:value="102.148122704574">
            <text:p>102.1481227046</text:p>
          </table:table-cell>
          <table:table-cell table:style-name="ce2" table:formula="of:=(1-[.D16]-[.E16])*([.H16]/[.E16])" office:value-type="float" office:value="62.0736121753375">
            <text:p>62.0736121753</text:p>
          </table:table-cell>
          <table:table-cell table:number-columns-repeated="1012"/>
        </table:table-row>
        <table:table-row table:style-name="ro1">
          <table:table-cell office:value-type="string">
            <text:p>F7</text:p>
          </table:table-cell>
          <table:table-cell office:value-type="float" office:value="0.31292">
            <text:p>0.31292</text:p>
          </table:table-cell>
          <table:table-cell office:value-type="float" office:value="0.32933">
            <text:p>0.32933</text:p>
          </table:table-cell>
          <table:table-cell office:value-type="float" office:value="0.31569">
            <text:p>0.31569</text:p>
          </table:table-cell>
          <table:table-cell office:value-type="float" office:value="0.3296">
            <text:p>0.3296</text:p>
          </table:table-cell>
          <table:table-cell office:value-type="float" office:value="6500">
            <text:p>6500</text:p>
          </table:table-cell>
          <table:table-cell office:value-type="string">
            <text:p>D65 simulator, Daylight simulator</text:p>
          </table:table-cell>
          <table:table-cell office:value-type="float" office:value="100">
            <text:p>100</text:p>
          </table:table-cell>
          <table:table-cell table:formula="of:=[.B17]*([.H17]/[.C17])" office:value-type="float" office:value="95.0171560440895">
            <text:p>95.0171560441</text:p>
          </table:table-cell>
          <table:table-cell table:formula="of:=(1-[.B17]-[.C17])*([.H17]/[.C17])" office:value-type="float" office:value="108.629642000425">
            <text:p>108.6296420004</text:p>
          </table:table-cell>
          <table:table-cell table:formula="of:=[.D17]*([.H17]/[.E17])" office:value-type="float" office:value="95.7797330097088">
            <text:p>95.7797330097</text:p>
          </table:table-cell>
          <table:table-cell table:style-name="ce2" table:formula="of:=(1-[.D17]-[.E17])*([.H17]/[.E17])" office:value-type="float" office:value="107.618325242718">
            <text:p>107.6183252427</text:p>
          </table:table-cell>
          <table:table-cell table:number-columns-repeated="1012"/>
        </table:table-row>
        <table:table-row table:style-name="ro1">
          <table:table-cell office:value-type="string">
            <text:p>F8</text:p>
          </table:table-cell>
          <table:table-cell office:value-type="float" office:value="0.34588">
            <text:p>0.34588</text:p>
          </table:table-cell>
          <table:table-cell office:value-type="float" office:value="0.35875">
            <text:p>0.35875</text:p>
          </table:table-cell>
          <table:table-cell office:value-type="float" office:value="0.34902">
            <text:p>0.34902</text:p>
          </table:table-cell>
          <table:table-cell office:value-type="float" office:value="0.35939">
            <text:p>0.35939</text:p>
          </table:table-cell>
          <table:table-cell office:value-type="float" office:value="5000">
            <text:p>5000</text:p>
          </table:table-cell>
          <table:table-cell office:value-type="string">
            <text:p>D50 simulator, Sylvania F40 Design 50</text:p>
          </table:table-cell>
          <table:table-cell office:value-type="float" office:value="100">
            <text:p>100</text:p>
          </table:table-cell>
          <table:table-cell table:formula="of:=[.B18]*([.H18]/[.C18])" office:value-type="float" office:value="96.412543554007">
            <text:p>96.412543554</text:p>
          </table:table-cell>
          <table:table-cell table:formula="of:=(1-[.B18]-[.C18])*([.H18]/[.C18])" office:value-type="float" office:value="82.3331010452962">
            <text:p>82.3331010453</text:p>
          </table:table-cell>
          <table:table-cell table:formula="of:=[.D18]*([.H18]/[.E18])" office:value-type="float" office:value="97.1145552185648">
            <text:p>97.1145552186</text:p>
          </table:table-cell>
          <table:table-cell table:style-name="ce2" table:formula="of:=(1-[.D18]-[.E18])*([.H18]/[.E18])" office:value-type="float" office:value="81.1347004646762">
            <text:p>81.1347004647</text:p>
          </table:table-cell>
          <table:table-cell table:number-columns-repeated="1012"/>
        </table:table-row>
        <table:table-row table:style-name="ro1">
          <table:table-cell office:value-type="string">
            <text:p>F9</text:p>
          </table:table-cell>
          <table:table-cell office:value-type="float" office:value="0.37417">
            <text:p>0.37417</text:p>
          </table:table-cell>
          <table:table-cell office:value-type="float" office:value="0.37281">
            <text:p>0.37281</text:p>
          </table:table-cell>
          <table:table-cell office:value-type="float" office:value="0.37829">
            <text:p>0.37829</text:p>
          </table:table-cell>
          <table:table-cell office:value-type="float" office:value="0.37045">
            <text:p>0.37045</text:p>
          </table:table-cell>
          <table:table-cell office:value-type="float" office:value="4150">
            <text:p>4150</text:p>
          </table:table-cell>
          <table:table-cell office:value-type="string">
            <text:p>Cool White Deluxe Fluorescent</text:p>
          </table:table-cell>
          <table:table-cell office:value-type="float" office:value="100">
            <text:p>100</text:p>
          </table:table-cell>
          <table:table-cell table:formula="of:=[.B19]*([.H19]/[.C19])" office:value-type="float" office:value="100.364797081623">
            <text:p>100.3647970816</text:p>
          </table:table-cell>
          <table:table-cell table:formula="of:=(1-[.B19]-[.C19])*([.H19]/[.C19])" office:value-type="float" office:value="67.8683511708377">
            <text:p>67.8683511708</text:p>
          </table:table-cell>
          <table:table-cell table:formula="of:=[.D19]*([.H19]/[.E19])" office:value-type="float" office:value="102.116344985828">
            <text:p>102.1163449858</text:p>
          </table:table-cell>
          <table:table-cell table:style-name="ce2" table:formula="of:=(1-[.D19]-[.E19])*([.H19]/[.E19])" office:value-type="float" office:value="67.8256174922391">
            <text:p>67.8256174922</text:p>
          </table:table-cell>
          <table:table-cell table:number-columns-repeated="1012"/>
        </table:table-row>
        <table:table-row table:style-name="ro1">
          <table:table-cell office:value-type="string">
            <text:p>F10</text:p>
          </table:table-cell>
          <table:table-cell office:value-type="float" office:value="0.34609">
            <text:p>0.34609</text:p>
          </table:table-cell>
          <table:table-cell office:value-type="float" office:value="0.35986">
            <text:p>0.35986</text:p>
          </table:table-cell>
          <table:table-cell office:value-type="float" office:value="0.3509">
            <text:p>0.3509</text:p>
          </table:table-cell>
          <table:table-cell office:value-type="float" office:value="0.35444">
            <text:p>0.35444</text:p>
          </table:table-cell>
          <table:table-cell office:value-type="float" office:value="5000">
            <text:p>5000</text:p>
          </table:table-cell>
          <table:table-cell office:value-type="string">
            <text:p>Philips TL85, Ultralume 50</text:p>
          </table:table-cell>
          <table:table-cell office:value-type="float" office:value="100">
            <text:p>100</text:p>
          </table:table-cell>
          <table:table-cell table:formula="of:=[.B20]*([.H20]/[.C20])" office:value-type="float" office:value="96.1735119213027">
            <text:p>96.1735119213</text:p>
          </table:table-cell>
          <table:table-cell table:formula="of:=(1-[.B20]-[.C20])*([.H20]/[.C20])" office:value-type="float" office:value="81.7123325737787">
            <text:p>81.7123325738</text:p>
          </table:table-cell>
          <table:table-cell table:formula="of:=[.D20]*([.H20]/[.E20])" office:value-type="float" office:value="99.0012413948764">
            <text:p>99.0012413949</text:p>
          </table:table-cell>
          <table:table-cell table:style-name="ce2" table:formula="of:=(1-[.D20]-[.E20])*([.H20]/[.E20])" office:value-type="float" office:value="83.1339577925742">
            <text:p>83.1339577926</text:p>
          </table:table-cell>
          <table:table-cell table:number-columns-repeated="1012"/>
        </table:table-row>
        <table:table-row table:style-name="ro1">
          <table:table-cell office:value-type="string">
            <text:p>F11</text:p>
          </table:table-cell>
          <table:table-cell office:value-type="float" office:value="0.38052">
            <text:p>0.38052</text:p>
          </table:table-cell>
          <table:table-cell office:value-type="float" office:value="0.37713">
            <text:p>0.37713</text:p>
          </table:table-cell>
          <table:table-cell office:value-type="float" office:value="0.38541">
            <text:p>0.38541</text:p>
          </table:table-cell>
          <table:table-cell office:value-type="float" office:value="0.37123">
            <text:p>0.37123</text:p>
          </table:table-cell>
          <table:table-cell office:value-type="float" office:value="4000">
            <text:p>4000</text:p>
          </table:table-cell>
          <table:table-cell office:value-type="string">
            <text:p>Philips TL84, Ultralume 40</text:p>
          </table:table-cell>
          <table:table-cell office:value-type="float" office:value="100">
            <text:p>100</text:p>
          </table:table-cell>
          <table:table-cell table:formula="of:=[.B21]*([.H21]/[.C21])" office:value-type="float" office:value="100.898894280487">
            <text:p>100.8988942805</text:p>
          </table:table-cell>
          <table:table-cell table:formula="of:=(1-[.B21]-[.C21])*([.H21]/[.C21])" office:value-type="float" office:value="64.2616604353936">
            <text:p>64.2616604354</text:p>
          </table:table-cell>
          <table:table-cell table:formula="of:=[.D21]*([.H21]/[.E21])" office:value-type="float" office:value="103.819734396466">
            <text:p>103.8197343965</text:p>
          </table:table-cell>
          <table:table-cell table:style-name="ce2" table:formula="of:=(1-[.D21]-[.E21])*([.H21]/[.E21])" office:value-type="float" office:value="65.5550467365245">
            <text:p>65.5550467365</text:p>
          </table:table-cell>
          <table:table-cell table:number-columns-repeated="1012"/>
        </table:table-row>
        <table:table-row table:style-name="ro1">
          <table:table-cell office:value-type="string">
            <text:p>F12</text:p>
          </table:table-cell>
          <table:table-cell office:value-type="float" office:value="0.43695">
            <text:p>0.43695</text:p>
          </table:table-cell>
          <table:table-cell office:value-type="float" office:value="0.40441">
            <text:p>0.40441</text:p>
          </table:table-cell>
          <table:table-cell office:value-type="float" office:value="0.44256">
            <text:p>0.44256</text:p>
          </table:table-cell>
          <table:table-cell office:value-type="float" office:value="0.39717">
            <text:p>0.39717</text:p>
          </table:table-cell>
          <table:table-cell office:value-type="float" office:value="3000">
            <text:p>3000</text:p>
          </table:table-cell>
          <table:table-cell office:value-type="string">
            <text:p>Philips TL83, Ultralume 30</text:p>
          </table:table-cell>
          <table:table-cell office:value-type="float" office:value="100">
            <text:p>100</text:p>
          </table:table-cell>
          <table:table-cell table:formula="of:=[.B22]*([.H22]/[.C22])" office:value-type="float" office:value="108.046289656537">
            <text:p>108.0462896565</text:p>
          </table:table-cell>
          <table:table-cell table:formula="of:=(1-[.B22]-[.C22])*([.H22]/[.C22])" office:value-type="float" office:value="39.2275166291634">
            <text:p>39.2275166292</text:p>
          </table:table-cell>
          <table:table-cell table:formula="of:=[.D22]*([.H22]/[.E22])" office:value-type="float" office:value="111.428355615983">
            <text:p>111.428355616</text:p>
          </table:table-cell>
          <table:table-cell table:style-name="ce2" table:formula="of:=(1-[.D22]-[.E22])*([.H22]/[.E22])" office:value-type="float" office:value="40.3529974570083">
            <text:p>40.352997457</text:p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" table:style-name="ta1"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>
            <text:p>Observer</text:p>
          </table:table-cell>
          <table:table-cell table:style-name="ce7" office:value-type="string" table:number-columns-spanned="3" table:number-rows-spanned="1">
            <text:p>2° (CIE 1931)</text:p>
          </table:table-cell>
          <table:covered-table-cell table:number-columns-repeated="2"/>
          <table:table-cell table:style-name="ce7" office:value-type="string" table:number-columns-spanned="3" table:number-rows-spanned="1">
            <text:p>10° (CIE 1964)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5" office:value-type="string">
            <text:p> Illuminant</text:p>
          </table:table-cell>
          <table:table-cell table:style-name="ce8" office:value-type="string">
            <text:p>X2</text:p>
          </table:table-cell>
          <table:table-cell table:style-name="ce8" office:value-type="string">
            <text:p>Y2</text:p>
          </table:table-cell>
          <table:table-cell table:style-name="ce8" office:value-type="string">
            <text:p>Z2</text:p>
          </table:table-cell>
          <table:table-cell table:style-name="ce8" office:value-type="string">
            <text:p>X10</text:p>
          </table:table-cell>
          <table:table-cell table:style-name="ce8" office:value-type="string">
            <text:p>Y10</text:p>
          </table:table-cell>
          <table:table-cell table:style-name="ce8" office:value-type="string">
            <text:p>Z10</text:p>
          </table:table-cell>
          <table:table-cell/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  <table:table-cell/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</table:table-row>
        <table:table-row table:style-name="ro1">
          <table:table-cell table:style-name="ce6" office:value-type="string">
            <text:p>A</text:p>
          </table:table-cell>
          <table:table-cell table:style-name="ce7" office:value-type="float" office:value="109.85">
            <text:p>109.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35.585">
            <text:p>35.585</text:p>
          </table:table-cell>
          <table:table-cell table:style-name="ce7" office:value-type="float" office:value="111.144">
            <text:p>111.14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35.2">
            <text:p>35.2</text:p>
          </table:table-cell>
          <table:table-cell/>
          <table:table-cell table:formula="of:=VLOOKUP([.A3];[Calc.A3:.L22];9;0)" office:value-type="float" office:value="109.846606945637">
            <text:p>109.8466069456</text:p>
          </table:table-cell>
          <table:table-cell table:style-name="ce2" table:formula="of:=VLOOKUP([.A3];[Calc.A3:.L22];10;0)" office:value-type="float" office:value="35.58228003436">
            <text:p>35.5822800344</text:p>
          </table:table-cell>
          <table:table-cell table:style-name="ce2" table:formula="of:=VLOOKUP([.A3];[Calc.A3:.L22];11;0)" office:value-type="float" office:value="111.142040695669">
            <text:p>111.1420406957</text:p>
          </table:table-cell>
          <table:table-cell table:style-name="ce2" table:formula="of:=VLOOKUP([.A3];[Calc.A3:.L22];12;0)" office:value-type="float" office:value="35.1997832191949">
            <text:p>35.1997832192</text:p>
          </table:table-cell>
          <table:table-cell/>
          <table:table-cell table:style-name="ce9" table:formula="of:=ABS([.I3]-[.B3])" office:value-type="float" office:value="0.0033930543625047">
            <text:p>0.00</text:p>
          </table:table-cell>
          <table:table-cell table:style-name="ce9" table:formula="of:=ABS([.J3]-[.D3])" office:value-type="float" office:value="0.0027199656399759">
            <text:p>0.00</text:p>
          </table:table-cell>
          <table:table-cell table:style-name="ce9" table:formula="of:=ABS([.K3]-[.E3])" office:value-type="float" office:value="0.00195930433069691">
            <text:p>0.00</text:p>
          </table:table-cell>
          <table:table-cell table:style-name="ce9" table:formula="of:=ABS([.L3]-[.G3])" office:value-type="float" office:value="0.0002167808050757">
            <text:p>0.00</text:p>
          </table:table-cell>
        </table:table-row>
        <table:table-row table:style-name="ro1">
          <table:table-cell table:style-name="ce6" office:value-type="string">
            <text:p>C</text:p>
          </table:table-cell>
          <table:table-cell table:style-name="ce7" office:value-type="float" office:value="98.074">
            <text:p>98.07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8.232">
            <text:p>118.232</text:p>
          </table:table-cell>
          <table:table-cell table:style-name="ce7" office:value-type="float" office:value="97.285">
            <text:p>97.2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6.145">
            <text:p>116.145</text:p>
          </table:table-cell>
          <table:table-cell/>
          <table:table-cell table:formula="of:=VLOOKUP([.A4];[Calc.A4:.L23];9;0)" office:value-type="float" office:value="98.0705971659919">
            <text:p>98.070597166</text:p>
          </table:table-cell>
          <table:table-cell table:style-name="ce2" table:formula="of:=VLOOKUP([.A4];[Calc.A4:.L23];10;0)" office:value-type="float" office:value="118.224949392713">
            <text:p>118.2249493927</text:p>
          </table:table-cell>
          <table:table-cell table:style-name="ce2" table:formula="of:=VLOOKUP([.A4];[Calc.A4:.L23];11;0)" office:value-type="float" office:value="97.2856918978217">
            <text:p>97.2856918978</text:p>
          </table:table-cell>
          <table:table-cell table:style-name="ce2" table:formula="of:=VLOOKUP([.A4];[Calc.A4:.L23];12;0)" office:value-type="float" office:value="116.144804889516">
            <text:p>116.1448048895</text:p>
          </table:table-cell>
          <table:table-cell/>
          <table:table-cell table:style-name="ce9" table:formula="of:=ABS([.I4]-[.B4])" office:value-type="float" office:value="0.00340283400809938">
            <text:p>0.00</text:p>
          </table:table-cell>
          <table:table-cell table:style-name="ce9" table:formula="of:=ABS([.J4]-[.D4])" office:value-type="float" office:value="0.00705060728748208">
            <text:p>0.01</text:p>
          </table:table-cell>
          <table:table-cell table:style-name="ce9" table:formula="of:=ABS([.K4]-[.E4])" office:value-type="float" office:value="0.000691897821653242">
            <text:p>0.00</text:p>
          </table:table-cell>
          <table:table-cell table:style-name="ce9" table:formula="of:=ABS([.L4]-[.G4])" office:value-type="float" office:value="0.000195110484227712">
            <text:p>0.00</text:p>
          </table:table-cell>
        </table:table-row>
        <table:table-row table:style-name="ro1">
          <table:table-cell table:style-name="ce6" office:value-type="string">
            <text:p>D50</text:p>
          </table:table-cell>
          <table:table-cell table:style-name="ce7" office:value-type="float" office:value="96.422">
            <text:p>96.42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82.521">
            <text:p>82.521</text:p>
          </table:table-cell>
          <table:table-cell table:style-name="ce7" office:value-type="float" office:value="96.72">
            <text:p>96.7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81.427">
            <text:p>81.427</text:p>
          </table:table-cell>
          <table:table-cell/>
          <table:table-cell table:formula="of:=VLOOKUP([.A5];[Calc.A5:.L24];9;0)" office:value-type="float" office:value="96.42119944212">
            <text:p>96.4211994421</text:p>
          </table:table-cell>
          <table:table-cell table:style-name="ce2" table:formula="of:=VLOOKUP([.A5];[Calc.A5:.L24];10;0)" office:value-type="float" office:value="82.5188284518828">
            <text:p>82.5188284519</text:p>
          </table:table-cell>
          <table:table-cell table:style-name="ce2" table:formula="of:=VLOOKUP([.A5];[Calc.A5:.L24];11;0)" office:value-type="float" office:value="96.7206275033378">
            <text:p>96.7206275033</text:p>
          </table:table-cell>
          <table:table-cell table:style-name="ce2" table:formula="of:=VLOOKUP([.A5];[Calc.A5:.L24];12;0)" office:value-type="float" office:value="81.4280151312861">
            <text:p>81.4280151313</text:p>
          </table:table-cell>
          <table:table-cell/>
          <table:table-cell table:style-name="ce9" table:formula="of:=ABS([.I5]-[.B5])" office:value-type="float" office:value="0.000800557880054953">
            <text:p>0.00</text:p>
          </table:table-cell>
          <table:table-cell table:style-name="ce9" table:formula="of:=ABS([.J5]-[.D5])" office:value-type="float" office:value="0.00217154811718956">
            <text:p>0.00</text:p>
          </table:table-cell>
          <table:table-cell table:style-name="ce9" table:formula="of:=ABS([.K5]-[.E5])" office:value-type="float" office:value="0.000627503337781832">
            <text:p>0.00</text:p>
          </table:table-cell>
          <table:table-cell table:style-name="ce9" table:formula="of:=ABS([.L5]-[.G5])" office:value-type="float" office:value="0.00101513128610975">
            <text:p>0.00</text:p>
          </table:table-cell>
        </table:table-row>
        <table:table-row table:style-name="ro1">
          <table:table-cell table:style-name="ce6" office:value-type="string">
            <text:p>D55</text:p>
          </table:table-cell>
          <table:table-cell table:style-name="ce7" office:value-type="float" office:value="95.682">
            <text:p>95.68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2.149">
            <text:p>92.149</text:p>
          </table:table-cell>
          <table:table-cell table:style-name="ce7" office:value-type="float" office:value="95.799">
            <text:p>95.7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0.926">
            <text:p>90.926</text:p>
          </table:table-cell>
          <table:table-cell/>
          <table:table-cell table:formula="of:=VLOOKUP([.A6];[Calc.A6:.L25];9;0)" office:value-type="float" office:value="95.6797052643698">
            <text:p>95.6797052644</text:p>
          </table:table-cell>
          <table:table-cell table:style-name="ce2" table:formula="of:=VLOOKUP([.A6];[Calc.A6:.L25];10;0)" office:value-type="float" office:value="92.1480586017327">
            <text:p>92.1480586017</text:p>
          </table:table-cell>
          <table:table-cell table:style-name="ce2" table:formula="of:=VLOOKUP([.A6];[Calc.A6:.L25];11;0)" office:value-type="float" office:value="95.7966568225478">
            <text:p>95.7966568225</text:p>
          </table:table-cell>
          <table:table-cell table:style-name="ce2" table:formula="of:=VLOOKUP([.A6];[Calc.A6:.L25];12;0)" office:value-type="float" office:value="90.9252515984746">
            <text:p>90.9252515985</text:p>
          </table:table-cell>
          <table:table-cell/>
          <table:table-cell table:style-name="ce9" table:formula="of:=ABS([.I6]-[.B6])" office:value-type="float" office:value="0.00229473563020122">
            <text:p>0.00</text:p>
          </table:table-cell>
          <table:table-cell table:style-name="ce9" table:formula="of:=ABS([.J6]-[.D6])" office:value-type="float" office:value="0.000941398267315208">
            <text:p>0.00</text:p>
          </table:table-cell>
          <table:table-cell table:style-name="ce9" table:formula="of:=ABS([.K6]-[.E6])" office:value-type="float" office:value="0.0023431774522038">
            <text:p>0.00</text:p>
          </table:table-cell>
          <table:table-cell table:style-name="ce9" table:formula="of:=ABS([.L6]-[.G6])" office:value-type="float" office:value="0.000748401525385134">
            <text:p>0.00</text:p>
          </table:table-cell>
        </table:table-row>
        <table:table-row table:style-name="ro1">
          <table:table-cell table:style-name="ce6" office:value-type="string">
            <text:p>D65</text:p>
          </table:table-cell>
          <table:table-cell table:style-name="ce7" office:value-type="float" office:value="95.047">
            <text:p>95.047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8.883">
            <text:p>108.883</text:p>
          </table:table-cell>
          <table:table-cell table:style-name="ce7" office:value-type="float" office:value="94.811">
            <text:p>94.81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7.304">
            <text:p>107.304</text:p>
          </table:table-cell>
          <table:table-cell/>
          <table:table-cell table:formula="of:=VLOOKUP([.A7];[Calc.A7:.L26];9;0)" office:value-type="float" office:value="95.0428545377181">
            <text:p>95.0428545377</text:p>
          </table:table-cell>
          <table:table-cell table:style-name="ce2" table:formula="of:=VLOOKUP([.A7];[Calc.A7:.L26];10;0)" office:value-type="float" office:value="108.890037079813">
            <text:p>108.8900370798</text:p>
          </table:table-cell>
          <table:table-cell table:style-name="ce2" table:formula="of:=VLOOKUP([.A7];[Calc.A7:.L26];11;0)" office:value-type="float" office:value="94.809667673716">
            <text:p>94.8096676737</text:p>
          </table:table-cell>
          <table:table-cell table:style-name="ce2" table:formula="of:=VLOOKUP([.A7];[Calc.A7:.L26];12;0)" office:value-type="float" office:value="107.305135951662">
            <text:p>107.3051359517</text:p>
          </table:table-cell>
          <table:table-cell/>
          <table:table-cell table:style-name="ce9" table:formula="of:=ABS([.I7]-[.B7])" office:value-type="float" office:value="0.00414546228192592">
            <text:p>0.00</text:p>
          </table:table-cell>
          <table:table-cell table:style-name="ce9" table:formula="of:=ABS([.J7]-[.D7])" office:value-type="float" office:value="0.00703707981274704">
            <text:p>0.01</text:p>
          </table:table-cell>
          <table:table-cell table:style-name="ce9" table:formula="of:=ABS([.K7]-[.E7])" office:value-type="float" office:value="0.00133232628398616">
            <text:p>0.00</text:p>
          </table:table-cell>
          <table:table-cell table:style-name="ce9" table:formula="of:=ABS([.L7]-[.G7])" office:value-type="float" office:value="0.00113595166162384">
            <text:p>0.00</text:p>
          </table:table-cell>
        </table:table-row>
        <table:table-row table:style-name="ro1">
          <table:table-cell table:style-name="ce6" office:value-type="string">
            <text:p>D75</text:p>
          </table:table-cell>
          <table:table-cell table:style-name="ce7" office:value-type="float" office:value="94.972">
            <text:p>94.97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22.638">
            <text:p>122.638</text:p>
          </table:table-cell>
          <table:table-cell table:style-name="ce7" office:value-type="float" office:value="94.416">
            <text:p>94.416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20.641">
            <text:p>120.641</text:p>
          </table:table-cell>
          <table:table-cell/>
          <table:table-cell table:formula="of:=VLOOKUP([.A8];[Calc.A8:.L27];9;0)" office:value-type="float" office:value="94.9722089884072">
            <text:p>94.9722089884</text:p>
          </table:table-cell>
          <table:table-cell table:style-name="ce2" table:formula="of:=VLOOKUP([.A8];[Calc.A8:.L27];10;0)" office:value-type="float" office:value="122.639352072415">
            <text:p>122.6393520724</text:p>
          </table:table-cell>
          <table:table-cell table:style-name="ce2" table:formula="of:=VLOOKUP([.A8];[Calc.A8:.L27];11;0)" office:value-type="float" office:value="94.4171392564587">
            <text:p>94.4171392565</text:p>
          </table:table-cell>
          <table:table-cell table:style-name="ce2" table:formula="of:=VLOOKUP([.A8];[Calc.A8:.L27];12;0)" office:value-type="float" office:value="120.642722117202">
            <text:p>120.6427221172</text:p>
          </table:table-cell>
          <table:table-cell/>
          <table:table-cell table:style-name="ce9" table:formula="of:=ABS([.I8]-[.B8])" office:value-type="float" office:value="0.000208988407194965">
            <text:p>0.00</text:p>
          </table:table-cell>
          <table:table-cell table:style-name="ce9" table:formula="of:=ABS([.J8]-[.D8])" office:value-type="float" office:value="0.0013520724154148">
            <text:p>0.00</text:p>
          </table:table-cell>
          <table:table-cell table:style-name="ce9" table:formula="of:=ABS([.K8]-[.E8])" office:value-type="float" office:value="0.00113925645872826">
            <text:p>0.00</text:p>
          </table:table-cell>
          <table:table-cell table:style-name="ce9" table:formula="of:=ABS([.L8]-[.G8])" office:value-type="float" office:value="0.00172211720226301">
            <text:p>0.00</text:p>
          </table:table-cell>
        </table:table-row>
        <table:table-row table:style-name="ro1">
          <table:table-cell table:style-name="ce6" office:value-type="string">
            <text:p>F2</text:p>
          </table:table-cell>
          <table:table-cell table:style-name="ce7" office:value-type="float" office:value="99.187">
            <text:p>99.187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7.395">
            <text:p>67.395</text:p>
          </table:table-cell>
          <table:table-cell table:style-name="ce7" office:value-type="float" office:value="103.28">
            <text:p>103.28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9.026">
            <text:p>69.026</text:p>
          </table:table-cell>
          <table:table-cell/>
          <table:table-cell table:formula="of:=VLOOKUP([.A9];[Calc.A9:.L28];9;0)" office:value-type="float" office:value="99.1446614618029">
            <text:p>99.1446614618</text:p>
          </table:table-cell>
          <table:table-cell table:style-name="ce2" table:formula="of:=VLOOKUP([.A9];[Calc.A9:.L28];10;0)" office:value-type="float" office:value="67.3159423379253">
            <text:p>67.3159423379</text:p>
          </table:table-cell>
          <table:table-cell table:style-name="ce2" table:formula="of:=VLOOKUP([.A9];[Calc.A9:.L28];11;0)" office:value-type="float" office:value="103.245038521221">
            <text:p>103.2450385212</text:p>
          </table:table-cell>
          <table:table-cell table:style-name="ce2" table:formula="of:=VLOOKUP([.A9];[Calc.A9:.L28];12;0)" office:value-type="float" office:value="68.9897367489723">
            <text:p>68.989736749</text:p>
          </table:table-cell>
          <table:table-cell/>
          <table:table-cell table:style-name="ce9" table:formula="of:=ABS([.I9]-[.B9])" office:value-type="float" office:value="0.0423385381971286">
            <text:p>0.04</text:p>
          </table:table-cell>
          <table:table-cell table:style-name="ce9" table:formula="of:=ABS([.J9]-[.D9])" office:value-type="float" office:value="0.0790576620746606">
            <text:p>0.08</text:p>
          </table:table-cell>
          <table:table-cell table:style-name="ce9" table:formula="of:=ABS([.K9]-[.E9])" office:value-type="float" office:value="0.0349614787793087">
            <text:p>0.03</text:p>
          </table:table-cell>
          <table:table-cell table:style-name="ce9" table:formula="of:=ABS([.L9]-[.G9])" office:value-type="float" office:value="0.0362632510277194">
            <text:p>0.04</text:p>
          </table:table-cell>
        </table:table-row>
        <table:table-row table:style-name="ro1">
          <table:table-cell table:style-name="ce6" office:value-type="string">
            <text:p>F7</text:p>
          </table:table-cell>
          <table:table-cell table:style-name="ce7" office:value-type="float" office:value="95.044">
            <text:p>95.04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8.755">
            <text:p>108.755</text:p>
          </table:table-cell>
          <table:table-cell table:style-name="ce7" office:value-type="float" office:value="95.792">
            <text:p>95.79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7.687">
            <text:p>107.687</text:p>
          </table:table-cell>
          <table:table-cell/>
          <table:table-cell table:formula="of:=VLOOKUP([.A10];[Calc.A10:.L29];9;0)" office:value-type="float" office:value="95.0171560440895">
            <text:p>95.0171560441</text:p>
          </table:table-cell>
          <table:table-cell table:style-name="ce2" table:formula="of:=VLOOKUP([.A10];[Calc.A10:.L29];10;0)" office:value-type="float" office:value="108.629642000425">
            <text:p>108.6296420004</text:p>
          </table:table-cell>
          <table:table-cell table:style-name="ce2" table:formula="of:=VLOOKUP([.A10];[Calc.A10:.L29];11;0)" office:value-type="float" office:value="95.7797330097088">
            <text:p>95.7797330097</text:p>
          </table:table-cell>
          <table:table-cell table:style-name="ce2" table:formula="of:=VLOOKUP([.A10];[Calc.A10:.L29];12;0)" office:value-type="float" office:value="107.618325242718">
            <text:p>107.6183252427</text:p>
          </table:table-cell>
          <table:table-cell/>
          <table:table-cell table:style-name="ce9" table:formula="of:=ABS([.I10]-[.B10])" office:value-type="float" office:value="0.0268439559104792">
            <text:p>0.03</text:p>
          </table:table-cell>
          <table:table-cell table:style-name="ce9" table:formula="of:=ABS([.J10]-[.D10])" office:value-type="float" office:value="0.125357999574931">
            <text:p>0.13</text:p>
          </table:table-cell>
          <table:table-cell table:style-name="ce9" table:formula="of:=ABS([.K10]-[.E10])" office:value-type="float" office:value="0.012266990291252">
            <text:p>0.01</text:p>
          </table:table-cell>
          <table:table-cell table:style-name="ce9" table:formula="of:=ABS([.L10]-[.G10])" office:value-type="float" office:value="0.0686747572815563">
            <text:p>0.07</text:p>
          </table:table-cell>
        </table:table-row>
        <table:table-row table:style-name="ro1">
          <table:table-cell table:style-name="ce6" office:value-type="string">
            <text:p>F11</text:p>
          </table:table-cell>
          <table:table-cell table:style-name="ce7" office:value-type="float" office:value="100.966">
            <text:p>100.966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4.37">
            <text:p>64.37</text:p>
          </table:table-cell>
          <table:table-cell table:style-name="ce7" office:value-type="float" office:value="103.866">
            <text:p>103.866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5.627">
            <text:p>65.627</text:p>
          </table:table-cell>
          <table:table-cell/>
          <table:table-cell table:formula="of:=VLOOKUP([.A11];[Calc.A11:.L30];9;0)" office:value-type="float" office:value="100.898894280487">
            <text:p>100.8988942805</text:p>
          </table:table-cell>
          <table:table-cell table:style-name="ce2" table:formula="of:=VLOOKUP([.A11];[Calc.A11:.L30];10;0)" office:value-type="float" office:value="64.2616604353936">
            <text:p>64.2616604354</text:p>
          </table:table-cell>
          <table:table-cell table:style-name="ce2" table:formula="of:=VLOOKUP([.A11];[Calc.A11:.L30];11;0)" office:value-type="float" office:value="103.819734396466">
            <text:p>103.8197343965</text:p>
          </table:table-cell>
          <table:table-cell table:style-name="ce2" table:formula="of:=VLOOKUP([.A11];[Calc.A11:.L30];12;0)" office:value-type="float" office:value="65.5550467365245">
            <text:p>65.5550467365</text:p>
          </table:table-cell>
          <table:table-cell/>
          <table:table-cell table:style-name="ce9" table:formula="of:=ABS([.I11]-[.B11])" office:value-type="float" office:value="0.0671057195131652">
            <text:p>0.07</text:p>
          </table:table-cell>
          <table:table-cell table:style-name="ce9" table:formula="of:=ABS([.J11]-[.D11])" office:value-type="float" office:value="0.108339564606382">
            <text:p>0.11</text:p>
          </table:table-cell>
          <table:table-cell table:style-name="ce9" table:formula="of:=ABS([.K11]-[.E11])" office:value-type="float" office:value="0.0462656035341809">
            <text:p>0.05</text:p>
          </table:table-cell>
          <table:table-cell table:style-name="ce9" table:formula="of:=ABS([.L11]-[.G11])" office:value-type="float" office:value="0.0719532634754785">
            <text:p>0.07</text:p>
          </table:table-cell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Java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 table:formula="of:=&quot;/** &quot;&amp;[Calc.G3]&amp;&quot; */Illuminant &quot;&amp;[Calc.A3]&amp;&quot; = new  IlluminantImpl(&quot;&amp;[Calc.H3]&amp;&quot;, &quot;&amp;[Calc.B3]&amp;&quot;, &quot;&amp;[Calc.C3]&amp;&quot;, &quot;&amp;[Calc.I3]&amp;&quot;, &quot;&amp;[Calc.J3]&amp;&quot;);&quot;" office:value-type="string" office:string-value="/** Incandescent / Tungsten */Illuminant A = new  IlluminantImpl(100, 0.44757, 0.40745, 109.846606945637, 35.58228003436);">
            <text:p>/** Incandescent / Tungsten */Illuminant A = new <text:s/>IlluminantImpl(100, 0.44757, 0.40745, 109.846606945637, 35.58228003436);</text:p>
          </table:table-cell>
        </table:table-row>
        <table:table-row table:style-name="ro1">
          <table:table-cell table:formula="of:=&quot;/** &quot;&amp;[Calc.G4]&amp;&quot; */Illuminant &quot;&amp;[Calc.A4]&amp;&quot; = new  IlluminantImpl(&quot;&amp;[Calc.H4]&amp;&quot;, &quot;&amp;[Calc.B4]&amp;&quot;, &quot;&amp;[Calc.C4]&amp;&quot;, &quot;&amp;[Calc.I4]&amp;&quot;, &quot;&amp;[Calc.J4]&amp;&quot;);&quot;" office:value-type="string" office:string-value="/** {obsolete} Direct sunlight at noon */Illuminant B = new  IlluminantImpl(100, 0.34842, 0.35161, 99.09274480248, 85.3132732288615);">
            <text:p>/** {obsolete} Direct sunlight at noon */Illuminant B = new <text:s/>IlluminantImpl(100, 0.34842, 0.35161, 99.09274480248, 85.3132732288615);</text:p>
          </table:table-cell>
        </table:table-row>
        <table:table-row table:style-name="ro1">
          <table:table-cell table:formula="of:=&quot;/** &quot;&amp;[Calc.G5]&amp;&quot; */Illuminant &quot;&amp;[Calc.A5]&amp;&quot; = new  IlluminantImpl(&quot;&amp;[Calc.H5]&amp;&quot;, &quot;&amp;[Calc.B5]&amp;&quot;, &quot;&amp;[Calc.C5]&amp;&quot;, &quot;&amp;[Calc.I5]&amp;&quot;, &quot;&amp;[Calc.J5]&amp;&quot;);&quot;" office:value-type="string" office:string-value="/** {obsolete} Average / North sky Daylight */Illuminant C = new  IlluminantImpl(100, 0.31006, 0.31616, 98.0705971659919, 118.224949392713);">
            <text:p>/** {obsolete} Average / North sky Daylight */Illuminant C = new <text:s/>IlluminantImpl(100, 0.31006, 0.31616, 98.0705971659919, 118.224949392713);</text:p>
          </table:table-cell>
        </table:table-row>
        <table:table-row table:style-name="ro1">
          <table:table-cell table:formula="of:=&quot;/** &quot;&amp;[Calc.G6]&amp;&quot; */Illuminant &quot;&amp;[Calc.A6]&amp;&quot; = new  IlluminantImpl(&quot;&amp;[Calc.H6]&amp;&quot;, &quot;&amp;[Calc.B6]&amp;&quot;, &quot;&amp;[Calc.C6]&amp;&quot;, &quot;&amp;[Calc.I6]&amp;&quot;, &quot;&amp;[Calc.J6]&amp;&quot;);&quot;" office:value-type="string" office:string-value="/** Horizon Light. ICC profile PCS */Illuminant D50 = new  IlluminantImpl(100, 0.34567, 0.3585, 96.42119944212, 82.5188284518828);">
            <text:p>/** Horizon Light. ICC profile PCS */Illuminant D50 = new <text:s/>IlluminantImpl(100, 0.34567, 0.3585, 96.42119944212, 82.5188284518828);</text:p>
          </table:table-cell>
        </table:table-row>
        <table:table-row table:style-name="ro1">
          <table:table-cell table:formula="of:=&quot;/** &quot;&amp;[Calc.G7]&amp;&quot; */Illuminant &quot;&amp;[Calc.A7]&amp;&quot; = new  IlluminantImpl(&quot;&amp;[Calc.H7]&amp;&quot;, &quot;&amp;[Calc.B7]&amp;&quot;, &quot;&amp;[Calc.C7]&amp;&quot;, &quot;&amp;[Calc.I7]&amp;&quot;, &quot;&amp;[Calc.J7]&amp;&quot;);&quot;" office:value-type="string" office:string-value="/** Mid-morning / Mid-afternoon Daylight */Illuminant D55 = new  IlluminantImpl(100, 0.33242, 0.34743, 95.6797052643698, 92.1480586017327);">
            <text:p>/** Mid-morning / Mid-afternoon Daylight */Illuminant D55 = new <text:s/>IlluminantImpl(100, 0.33242, 0.34743, 95.6797052643698, 92.1480586017327);</text:p>
          </table:table-cell>
        </table:table-row>
        <table:table-row table:style-name="ro1">
          <table:table-cell table:formula="of:=&quot;/** &quot;&amp;[Calc.G8]&amp;&quot; */Illuminant &quot;&amp;[Calc.A8]&amp;&quot; = new  IlluminantImpl(&quot;&amp;[Calc.H8]&amp;&quot;, &quot;&amp;[Calc.B8]&amp;&quot;, &quot;&amp;[Calc.C8]&amp;&quot;, &quot;&amp;[Calc.I8]&amp;&quot;, &quot;&amp;[Calc.J8]&amp;&quot;);&quot;" office:value-type="string" office:string-value="/** Noon Daylight: Television, sRGB color space */Illuminant D65 = new  IlluminantImpl(100, 0.31271, 0.32902, 95.0428545377181, 108.890037079813);">
            <text:p>/** Noon Daylight: Television, sRGB color space */Illuminant D65 = new <text:s/>IlluminantImpl(100, 0.31271, 0.32902, 95.0428545377181, 108.890037079813);</text:p>
          </table:table-cell>
        </table:table-row>
        <table:table-row table:style-name="ro1">
          <table:table-cell table:formula="of:=&quot;/** &quot;&amp;[Calc.G9]&amp;&quot; */Illuminant &quot;&amp;[Calc.A9]&amp;&quot; = new  IlluminantImpl(&quot;&amp;[Calc.H9]&amp;&quot;, &quot;&amp;[Calc.B9]&amp;&quot;, &quot;&amp;[Calc.C9]&amp;&quot;, &quot;&amp;[Calc.I9]&amp;&quot;, &quot;&amp;[Calc.J9]&amp;&quot;);&quot;" office:value-type="string" office:string-value="/** North sky Daylight */Illuminant D75 = new  IlluminantImpl(100, 0.29902, 0.31485, 94.9722089884072, 122.639352072415);">
            <text:p>/** North sky Daylight */Illuminant D75 = new <text:s/>IlluminantImpl(100, 0.29902, 0.31485, 94.9722089884072, 122.639352072415);</text:p>
          </table:table-cell>
        </table:table-row>
        <table:table-row table:style-name="ro1">
          <table:table-cell table:formula="of:=&quot;/** &quot;&amp;[Calc.G10]&amp;&quot; */Illuminant &quot;&amp;[Calc.A10]&amp;&quot; = new  IlluminantImpl(&quot;&amp;[Calc.H10]&amp;&quot;, &quot;&amp;[Calc.B10]&amp;&quot;, &quot;&amp;[Calc.C10]&amp;&quot;, &quot;&amp;[Calc.I10]&amp;&quot;, &quot;&amp;[Calc.J10]&amp;&quot;);&quot;" office:value-type="string" office:string-value="/** Equal energy */Illuminant E = new  IlluminantImpl(100, 0.333333333333333, 0.333333333333333, 100, 100);">
            <text:p>/** Equal energy */Illuminant E = new <text:s/>IlluminantImpl(100, 0.333333333333333, 0.333333333333333, 100, 100);</text:p>
          </table:table-cell>
        </table:table-row>
        <table:table-row table:style-name="ro1">
          <table:table-cell table:formula="of:=&quot;/** &quot;&amp;[Calc.G11]&amp;&quot; */Illuminant &quot;&amp;[Calc.A11]&amp;&quot; = new  IlluminantImpl(&quot;&amp;[Calc.H11]&amp;&quot;, &quot;&amp;[Calc.B11]&amp;&quot;, &quot;&amp;[Calc.C11]&amp;&quot;, &quot;&amp;[Calc.I11]&amp;&quot;, &quot;&amp;[Calc.J11]&amp;&quot;);&quot;" office:value-type="string" office:string-value="/** Daylight Fluorescent */Illuminant F1 = new  IlluminantImpl(100, 0.3131, 0.33727, 92.833634773327, 103.664719660806);">
            <text:p>/** Daylight Fluorescent */Illuminant F1 = new <text:s/>IlluminantImpl(100, 0.3131, 0.33727, 92.833634773327, 103.664719660806);</text:p>
          </table:table-cell>
        </table:table-row>
        <table:table-row table:style-name="ro1">
          <table:table-cell table:formula="of:=&quot;/** &quot;&amp;[Calc.G12]&amp;&quot; */Illuminant &quot;&amp;[Calc.A12]&amp;&quot; = new  IlluminantImpl(&quot;&amp;[Calc.H12]&amp;&quot;, &quot;&amp;[Calc.B12]&amp;&quot;, &quot;&amp;[Calc.C12]&amp;&quot;, &quot;&amp;[Calc.I12]&amp;&quot;, &quot;&amp;[Calc.J12]&amp;&quot;);&quot;" office:value-type="string" office:string-value="/** Cool White Fluorescent */Illuminant F2 = new  IlluminantImpl(100, 0.37208, 0.37529, 99.1446614618029, 67.3159423379253);">
            <text:p>/** Cool White Fluorescent */Illuminant F2 = new <text:s/>IlluminantImpl(100, 0.37208, 0.37529, 99.1446614618029, 67.3159423379253);</text:p>
          </table:table-cell>
        </table:table-row>
        <table:table-row table:style-name="ro1">
          <table:table-cell table:formula="of:=&quot;/** &quot;&amp;[Calc.G13]&amp;&quot; */Illuminant &quot;&amp;[Calc.A13]&amp;&quot; = new  IlluminantImpl(&quot;&amp;[Calc.H13]&amp;&quot;, &quot;&amp;[Calc.B13]&amp;&quot;, &quot;&amp;[Calc.C13]&amp;&quot;, &quot;&amp;[Calc.I13]&amp;&quot;, &quot;&amp;[Calc.J13]&amp;&quot;);&quot;" office:value-type="string" office:string-value="/** White Fluorescent */Illuminant F3 = new  IlluminantImpl(100, 0.4091, 0.3943, 103.753487192493, 49.860512300279);">
            <text:p>/** White Fluorescent */Illuminant F3 = new <text:s/>IlluminantImpl(100, 0.4091, 0.3943, 103.753487192493, 49.860512300279);</text:p>
          </table:table-cell>
        </table:table-row>
        <table:table-row table:style-name="ro1">
          <table:table-cell table:formula="of:=&quot;/** &quot;&amp;[Calc.G14]&amp;&quot; */Illuminant &quot;&amp;[Calc.A14]&amp;&quot; = new  IlluminantImpl(&quot;&amp;[Calc.H14]&amp;&quot;, &quot;&amp;[Calc.B14]&amp;&quot;, &quot;&amp;[Calc.C14]&amp;&quot;, &quot;&amp;[Calc.I14]&amp;&quot;, &quot;&amp;[Calc.J14]&amp;&quot;);&quot;" office:value-type="string" office:string-value="/** Warm White Fluorescent */Illuminant F4 = new  IlluminantImpl(100, 0.44018, 0.40329, 109.14726375561, 38.8132609288601);">
            <text:p>/** Warm White Fluorescent */Illuminant F4 = new <text:s/>IlluminantImpl(100, 0.44018, 0.40329, 109.14726375561, 38.8132609288601);</text:p>
          </table:table-cell>
        </table:table-row>
        <table:table-row table:style-name="ro1">
          <table:table-cell table:formula="of:=&quot;/** &quot;&amp;[Calc.G15]&amp;&quot; */Illuminant &quot;&amp;[Calc.A15]&amp;&quot; = new  IlluminantImpl(&quot;&amp;[Calc.H15]&amp;&quot;, &quot;&amp;[Calc.B15]&amp;&quot;, &quot;&amp;[Calc.C15]&amp;&quot;, &quot;&amp;[Calc.I15]&amp;&quot;, &quot;&amp;[Calc.J15]&amp;&quot;);&quot;" office:value-type="string" office:string-value="/** Daylight Fluorescent */Illuminant F5 = new  IlluminantImpl(100, 0.31379, 0.34531, 90.8719701138108, 98.7228866815326);">
            <text:p>/** Daylight Fluorescent */Illuminant F5 = new <text:s/>IlluminantImpl(100, 0.31379, 0.34531, 90.8719701138108, 98.7228866815326);</text:p>
          </table:table-cell>
        </table:table-row>
        <table:table-row table:style-name="ro1">
          <table:table-cell table:formula="of:=&quot;/** &quot;&amp;[Calc.G16]&amp;&quot; */Illuminant &quot;&amp;[Calc.A16]&amp;&quot; = new  IlluminantImpl(&quot;&amp;[Calc.H16]&amp;&quot;, &quot;&amp;[Calc.B16]&amp;&quot;, &quot;&amp;[Calc.C16]&amp;&quot;, &quot;&amp;[Calc.I16]&amp;&quot;, &quot;&amp;[Calc.J16]&amp;&quot;);&quot;" office:value-type="string" office:string-value="/** Lite White Fluorescent */Illuminant F6 = new  IlluminantImpl(100, 0.3779, 0.38835, 97.3091283635896, 60.1905497618128);">
            <text:p>/** Lite White Fluorescent */Illuminant F6 = new <text:s/>IlluminantImpl(100, 0.3779, 0.38835, 97.3091283635896, 60.1905497618128);</text:p>
          </table:table-cell>
        </table:table-row>
        <table:table-row table:style-name="ro1">
          <table:table-cell table:formula="of:=&quot;/** &quot;&amp;[Calc.G17]&amp;&quot; */Illuminant &quot;&amp;[Calc.A17]&amp;&quot; = new  IlluminantImpl(&quot;&amp;[Calc.H17]&amp;&quot;, &quot;&amp;[Calc.B17]&amp;&quot;, &quot;&amp;[Calc.C17]&amp;&quot;, &quot;&amp;[Calc.I17]&amp;&quot;, &quot;&amp;[Calc.J17]&amp;&quot;);&quot;" office:value-type="string" office:string-value="/** D65 simulator, Daylight simulator */Illuminant F7 = new  IlluminantImpl(100, 0.31292, 0.32933, 95.0171560440895, 108.629642000425);">
            <text:p>/** D65 simulator, Daylight simulator */Illuminant F7 = new <text:s/>IlluminantImpl(100, 0.31292, 0.32933, 95.0171560440895, 108.629642000425);</text:p>
          </table:table-cell>
        </table:table-row>
        <table:table-row table:style-name="ro1">
          <table:table-cell table:formula="of:=&quot;/** &quot;&amp;[Calc.G18]&amp;&quot; */Illuminant &quot;&amp;[Calc.A18]&amp;&quot; = new  IlluminantImpl(&quot;&amp;[Calc.H18]&amp;&quot;, &quot;&amp;[Calc.B18]&amp;&quot;, &quot;&amp;[Calc.C18]&amp;&quot;, &quot;&amp;[Calc.I18]&amp;&quot;, &quot;&amp;[Calc.J18]&amp;&quot;);&quot;" office:value-type="string" office:string-value="/** D50 simulator, Sylvania F40 Design 50 */Illuminant F8 = new  IlluminantImpl(100, 0.34588, 0.35875, 96.412543554007, 82.3331010452962);">
            <text:p>/** D50 simulator, Sylvania F40 Design 50 */Illuminant F8 = new <text:s/>IlluminantImpl(100, 0.34588, 0.35875, 96.412543554007, 82.3331010452962);</text:p>
          </table:table-cell>
        </table:table-row>
        <table:table-row table:style-name="ro1">
          <table:table-cell table:formula="of:=&quot;/** &quot;&amp;[Calc.G19]&amp;&quot; */Illuminant &quot;&amp;[Calc.A19]&amp;&quot; = new  IlluminantImpl(&quot;&amp;[Calc.H19]&amp;&quot;, &quot;&amp;[Calc.B19]&amp;&quot;, &quot;&amp;[Calc.C19]&amp;&quot;, &quot;&amp;[Calc.I19]&amp;&quot;, &quot;&amp;[Calc.J19]&amp;&quot;);&quot;" office:value-type="string" office:string-value="/** Cool White Deluxe Fluorescent */Illuminant F9 = new  IlluminantImpl(100, 0.37417, 0.37281, 100.364797081623, 67.8683511708377);">
            <text:p>/** Cool White Deluxe Fluorescent */Illuminant F9 = new <text:s/>IlluminantImpl(100, 0.37417, 0.37281, 100.364797081623, 67.8683511708377);</text:p>
          </table:table-cell>
        </table:table-row>
        <table:table-row table:style-name="ro1">
          <table:table-cell table:formula="of:=&quot;/** &quot;&amp;[Calc.G20]&amp;&quot; */Illuminant &quot;&amp;[Calc.A20]&amp;&quot; = new  IlluminantImpl(&quot;&amp;[Calc.H20]&amp;&quot;, &quot;&amp;[Calc.B20]&amp;&quot;, &quot;&amp;[Calc.C20]&amp;&quot;, &quot;&amp;[Calc.I20]&amp;&quot;, &quot;&amp;[Calc.J20]&amp;&quot;);&quot;" office:value-type="string" office:string-value="/** Philips TL85, Ultralume 50 */Illuminant F10 = new  IlluminantImpl(100, 0.34609, 0.35986, 96.1735119213027, 81.7123325737787);">
            <text:p>/** Philips TL85, Ultralume 50 */Illuminant F10 = new <text:s/>IlluminantImpl(100, 0.34609, 0.35986, 96.1735119213027, 81.7123325737787);</text:p>
          </table:table-cell>
        </table:table-row>
        <table:table-row table:style-name="ro1">
          <table:table-cell table:formula="of:=&quot;/** &quot;&amp;[Calc.G21]&amp;&quot; */Illuminant &quot;&amp;[Calc.A21]&amp;&quot; = new  IlluminantImpl(&quot;&amp;[Calc.H21]&amp;&quot;, &quot;&amp;[Calc.B21]&amp;&quot;, &quot;&amp;[Calc.C21]&amp;&quot;, &quot;&amp;[Calc.I21]&amp;&quot;, &quot;&amp;[Calc.J21]&amp;&quot;);&quot;" office:value-type="string" office:string-value="/** Philips TL84, Ultralume 40 */Illuminant F11 = new  IlluminantImpl(100, 0.38052, 0.37713, 100.898894280487, 64.2616604353936);">
            <text:p>/** Philips TL84, Ultralume 40 */Illuminant F11 = new <text:s/>IlluminantImpl(100, 0.38052, 0.37713, 100.898894280487, 64.2616604353936);</text:p>
          </table:table-cell>
        </table:table-row>
        <table:table-row table:style-name="ro1">
          <table:table-cell table:formula="of:=&quot;/** &quot;&amp;[Calc.G22]&amp;&quot; */Illuminant &quot;&amp;[Calc.A22]&amp;&quot; = new  IlluminantImpl(&quot;&amp;[Calc.H22]&amp;&quot;, &quot;&amp;[Calc.B22]&amp;&quot;, &quot;&amp;[Calc.C22]&amp;&quot;, &quot;&amp;[Calc.I22]&amp;&quot;, &quot;&amp;[Calc.J22]&amp;&quot;);&quot;" office:value-type="string" office:string-value="/** Philips TL83, Ultralume 30 */Illuminant F12 = new  IlluminantImpl(100, 0.43695, 0.40441, 108.046289656537, 39.2275166291634);">
            <text:p>/** Philips TL83, Ultralume 30 */Illuminant F12 = new <text:s/>IlluminantImpl(100, 0.43695, 0.40441, 108.046289656537, 39.2275166291634);</text:p>
          </table:table-cell>
        </table:table-row>
        <table:table-row table:style-name="ro1">
          <table:table-cell/>
        </table:table-row>
        <table:table-row table:style-name="ro2" table:number-rows-repeated="12">
          <table:table-cell/>
        </table:table-row>
        <table:table-row table:style-name="ro1">
          <table:table-cell table:formula="of:=&quot;/** &quot;&amp;[Calc.G3]&amp;&quot; */Illuminant &quot;&amp;[Calc.A3]&amp;&quot; = new  IlluminantImpl(&quot;&amp;[Calc.H3]&amp;&quot;, &quot;&amp;[Calc.D3]&amp;&quot;, &quot;&amp;[Calc.E3]&amp;&quot;, &quot;&amp;[Calc.K3]&amp;&quot;, &quot;&amp;[Calc.L3]&amp;&quot;);&quot;" office:value-type="string" office:string-value="/** Incandescent / Tungsten */Illuminant A = new  IlluminantImpl(100, 0.45117, 0.40594, 111.142040695669, 35.1997832191949);">
            <text:p>/** Incandescent / Tungsten */Illuminant A = new <text:s/>IlluminantImpl(100, 0.45117, 0.40594, 111.142040695669, 35.1997832191949);</text:p>
          </table:table-cell>
        </table:table-row>
        <table:table-row table:style-name="ro1">
          <table:table-cell table:formula="of:=&quot;/** &quot;&amp;[Calc.G4]&amp;&quot; */Illuminant &quot;&amp;[Calc.A4]&amp;&quot; = new  IlluminantImpl(&quot;&amp;[Calc.H4]&amp;&quot;, &quot;&amp;[Calc.D4]&amp;&quot;, &quot;&amp;[Calc.E4]&amp;&quot;, &quot;&amp;[Calc.K4]&amp;&quot;, &quot;&amp;[Calc.L4]&amp;&quot;);&quot;" office:value-type="string" office:string-value="/** {obsolete} Direct sunlight at noon */Illuminant B = new  IlluminantImpl(100, 0.3498, 0.3527, 99.1777714771761, 84.3493053586617);">
            <text:p>/** {obsolete} Direct sunlight at noon */Illuminant B = new <text:s/>IlluminantImpl(100, 0.3498, 0.3527, 99.1777714771761, 84.3493053586617);</text:p>
          </table:table-cell>
        </table:table-row>
        <table:table-row table:style-name="ro1">
          <table:table-cell table:formula="of:=&quot;/** &quot;&amp;[Calc.G5]&amp;&quot; */Illuminant &quot;&amp;[Calc.A5]&amp;&quot; = new  IlluminantImpl(&quot;&amp;[Calc.H5]&amp;&quot;, &quot;&amp;[Calc.D5]&amp;&quot;, &quot;&amp;[Calc.E5]&amp;&quot;, &quot;&amp;[Calc.K5]&amp;&quot;, &quot;&amp;[Calc.L5]&amp;&quot;);&quot;" office:value-type="string" office:string-value="/** {obsolete} Average / North sky Daylight */Illuminant C = new  IlluminantImpl(100, 0.31039, 0.31905, 97.2856918978217, 116.144804889516);">
            <text:p>/** {obsolete} Average / North sky Daylight */Illuminant C = new <text:s/>IlluminantImpl(100, 0.31039, 0.31905, 97.2856918978217, 116.144804889516);</text:p>
          </table:table-cell>
        </table:table-row>
        <table:table-row table:style-name="ro1">
          <table:table-cell table:formula="of:=&quot;/** &quot;&amp;[Calc.G6]&amp;&quot; */Illuminant &quot;&amp;[Calc.A6]&amp;&quot; = new  IlluminantImpl(&quot;&amp;[Calc.H6]&amp;&quot;, &quot;&amp;[Calc.D6]&amp;&quot;, &quot;&amp;[Calc.E6]&amp;&quot;, &quot;&amp;[Calc.K6]&amp;&quot;, &quot;&amp;[Calc.L6]&amp;&quot;);&quot;" office:value-type="string" office:string-value="/** Horizon Light. ICC profile PCS */Illuminant D50 = new  IlluminantImpl(100, 0.34773, 0.35952, 96.7206275033378, 81.4280151312861);">
            <text:p>/** Horizon Light. ICC profile PCS */Illuminant D50 = new <text:s/>IlluminantImpl(100, 0.34773, 0.35952, 96.7206275033378, 81.4280151312861);</text:p>
          </table:table-cell>
        </table:table-row>
        <table:table-row table:style-name="ro1">
          <table:table-cell table:formula="of:=&quot;/** &quot;&amp;[Calc.G7]&amp;&quot; */Illuminant &quot;&amp;[Calc.A7]&amp;&quot; = new  IlluminantImpl(&quot;&amp;[Calc.H7]&amp;&quot;, &quot;&amp;[Calc.D7]&amp;&quot;, &quot;&amp;[Calc.E7]&amp;&quot;, &quot;&amp;[Calc.K7]&amp;&quot;, &quot;&amp;[Calc.L7]&amp;&quot;);&quot;" office:value-type="string" office:string-value="/** Mid-morning / Mid-afternoon Daylight */Illuminant D55 = new  IlluminantImpl(100, 0.33411, 0.34877, 95.7966568225478, 90.9252515984746);">
            <text:p>/** Mid-morning / Mid-afternoon Daylight */Illuminant D55 = new <text:s/>IlluminantImpl(100, 0.33411, 0.34877, 95.7966568225478, 90.9252515984746);</text:p>
          </table:table-cell>
        </table:table-row>
        <table:table-row table:style-name="ro1">
          <table:table-cell table:formula="of:=&quot;/** &quot;&amp;[Calc.G8]&amp;&quot; */Illuminant &quot;&amp;[Calc.A8]&amp;&quot; = new  IlluminantImpl(&quot;&amp;[Calc.H8]&amp;&quot;, &quot;&amp;[Calc.D8]&amp;&quot;, &quot;&amp;[Calc.E8]&amp;&quot;, &quot;&amp;[Calc.K8]&amp;&quot;, &quot;&amp;[Calc.L8]&amp;&quot;);&quot;" office:value-type="string" office:string-value="/** Noon Daylight: Television, sRGB color space */Illuminant D65 = new  IlluminantImpl(100, 0.31382, 0.331, 94.809667673716, 107.305135951662);">
            <text:p>/** Noon Daylight: Television, sRGB color space */Illuminant D65 = new <text:s/>IlluminantImpl(100, 0.31382, 0.331, 94.809667673716, 107.305135951662);</text:p>
          </table:table-cell>
        </table:table-row>
        <table:table-row table:style-name="ro1">
          <table:table-cell table:formula="of:=&quot;/** &quot;&amp;[Calc.G9]&amp;&quot; */Illuminant &quot;&amp;[Calc.A9]&amp;&quot; = new  IlluminantImpl(&quot;&amp;[Calc.H9]&amp;&quot;, &quot;&amp;[Calc.D9]&amp;&quot;, &quot;&amp;[Calc.E9]&amp;&quot;, &quot;&amp;[Calc.K9]&amp;&quot;, &quot;&amp;[Calc.L9]&amp;&quot;);&quot;" office:value-type="string" office:string-value="/** North sky Daylight */Illuminant D75 = new  IlluminantImpl(100, 0.29968, 0.3174, 94.4171392564587, 120.642722117202);">
            <text:p>/** North sky Daylight */Illuminant D75 = new <text:s/>IlluminantImpl(100, 0.29968, 0.3174, 94.4171392564587, 120.642722117202);</text:p>
          </table:table-cell>
        </table:table-row>
        <table:table-row table:style-name="ro1">
          <table:table-cell table:formula="of:=&quot;/** &quot;&amp;[Calc.G10]&amp;&quot; */Illuminant &quot;&amp;[Calc.A10]&amp;&quot; = new  IlluminantImpl(&quot;&amp;[Calc.H10]&amp;&quot;, &quot;&amp;[Calc.D10]&amp;&quot;, &quot;&amp;[Calc.E10]&amp;&quot;, &quot;&amp;[Calc.K10]&amp;&quot;, &quot;&amp;[Calc.L10]&amp;&quot;);&quot;" office:value-type="string" office:string-value="/** Equal energy */Illuminant E = new  IlluminantImpl(100, 0.333333333333333, 0.333333333333333, 100, 100);">
            <text:p>/** Equal energy */Illuminant E = new <text:s/>IlluminantImpl(100, 0.333333333333333, 0.333333333333333, 100, 100);</text:p>
          </table:table-cell>
        </table:table-row>
        <table:table-row table:style-name="ro1">
          <table:table-cell table:formula="of:=&quot;/** &quot;&amp;[Calc.G11]&amp;&quot; */Illuminant &quot;&amp;[Calc.A11]&amp;&quot; = new  IlluminantImpl(&quot;&amp;[Calc.H11]&amp;&quot;, &quot;&amp;[Calc.D11]&amp;&quot;, &quot;&amp;[Calc.E11]&amp;&quot;, &quot;&amp;[Calc.K11]&amp;&quot;, &quot;&amp;[Calc.L11]&amp;&quot;);&quot;" office:value-type="string" office:string-value="/** Daylight Fluorescent */Illuminant F1 = new  IlluminantImpl(100, 0.31811, 0.33559, 94.7912631484848, 103.191394260854);">
            <text:p>/** Daylight Fluorescent */Illuminant F1 = new <text:s/>IlluminantImpl(100, 0.31811, 0.33559, 94.7912631484848, 103.191394260854);</text:p>
          </table:table-cell>
        </table:table-row>
        <table:table-row table:style-name="ro1">
          <table:table-cell table:formula="of:=&quot;/** &quot;&amp;[Calc.G12]&amp;&quot; */Illuminant &quot;&amp;[Calc.A12]&amp;&quot; = new  IlluminantImpl(&quot;&amp;[Calc.H12]&amp;&quot;, &quot;&amp;[Calc.D12]&amp;&quot;, &quot;&amp;[Calc.E12]&amp;&quot;, &quot;&amp;[Calc.K12]&amp;&quot;, &quot;&amp;[Calc.L12]&amp;&quot;);&quot;" office:value-type="string" office:string-value="/** Cool White Fluorescent */Illuminant F2 = new  IlluminantImpl(100, 0.37925, 0.36733, 103.245038521221, 68.9897367489723);">
            <text:p>/** Cool White Fluorescent */Illuminant F2 = new <text:s/>IlluminantImpl(100, 0.37925, 0.36733, 103.245038521221, 68.9897367489723);</text:p>
          </table:table-cell>
        </table:table-row>
        <table:table-row table:style-name="ro1">
          <table:table-cell table:formula="of:=&quot;/** &quot;&amp;[Calc.G13]&amp;&quot; */Illuminant &quot;&amp;[Calc.A13]&amp;&quot; = new  IlluminantImpl(&quot;&amp;[Calc.H13]&amp;&quot;, &quot;&amp;[Calc.D13]&amp;&quot;, &quot;&amp;[Calc.E13]&amp;&quot;, &quot;&amp;[Calc.K13]&amp;&quot;, &quot;&amp;[Calc.L13]&amp;&quot;);&quot;" office:value-type="string" office:string-value="/** White Fluorescent */Illuminant F3 = new  IlluminantImpl(100, 0.41761, 0.38324, 108.968270535435, 51.9648262185575);">
            <text:p>/** White Fluorescent */Illuminant F3 = new <text:s/>IlluminantImpl(100, 0.41761, 0.38324, 108.968270535435, 51.9648262185575);</text:p>
          </table:table-cell>
        </table:table-row>
        <table:table-row table:style-name="ro1">
          <table:table-cell table:formula="of:=&quot;/** &quot;&amp;[Calc.G14]&amp;&quot; */Illuminant &quot;&amp;[Calc.A14]&amp;&quot; = new  IlluminantImpl(&quot;&amp;[Calc.H14]&amp;&quot;, &quot;&amp;[Calc.D14]&amp;&quot;, &quot;&amp;[Calc.E14]&amp;&quot;, &quot;&amp;[Calc.K14]&amp;&quot;, &quot;&amp;[Calc.L14]&amp;&quot;);&quot;" office:value-type="string" office:string-value="/** Warm White Fluorescent */Illuminant F4 = new  IlluminantImpl(100, 0.4492, 0.39074, 114.961355376977, 40.9633004043609);">
            <text:p>/** Warm White Fluorescent */Illuminant F4 = new <text:s/>IlluminantImpl(100, 0.4492, 0.39074, 114.961355376977, 40.9633004043609);</text:p>
          </table:table-cell>
        </table:table-row>
        <table:table-row table:style-name="ro1">
          <table:table-cell table:formula="of:=&quot;/** &quot;&amp;[Calc.G15]&amp;&quot; */Illuminant &quot;&amp;[Calc.A15]&amp;&quot; = new  IlluminantImpl(&quot;&amp;[Calc.H15]&amp;&quot;, &quot;&amp;[Calc.D15]&amp;&quot;, &quot;&amp;[Calc.E15]&amp;&quot;, &quot;&amp;[Calc.K15]&amp;&quot;, &quot;&amp;[Calc.L15]&amp;&quot;);&quot;" office:value-type="string" office:string-value="/** Daylight Fluorescent */Illuminant F5 = new  IlluminantImpl(100, 0.31975, 0.34246, 93.3685685919523, 98.6363370904631);">
            <text:p>/** Daylight Fluorescent */Illuminant F5 = new <text:s/>IlluminantImpl(100, 0.31975, 0.34246, 93.3685685919523, 98.6363370904631);</text:p>
          </table:table-cell>
        </table:table-row>
        <table:table-row table:style-name="ro1">
          <table:table-cell table:formula="of:=&quot;/** &quot;&amp;[Calc.G16]&amp;&quot; */Illuminant &quot;&amp;[Calc.A16]&amp;&quot; = new  IlluminantImpl(&quot;&amp;[Calc.H16]&amp;&quot;, &quot;&amp;[Calc.D16]&amp;&quot;, &quot;&amp;[Calc.E16]&amp;&quot;, &quot;&amp;[Calc.K16]&amp;&quot;, &quot;&amp;[Calc.L16]&amp;&quot;);&quot;" office:value-type="string" office:string-value="/** Lite White Fluorescent */Illuminant F6 = new  IlluminantImpl(100, 0.3866, 0.37847, 102.148122704574, 62.0736121753375);">
            <text:p>/** Lite White Fluorescent */Illuminant F6 = new <text:s/>IlluminantImpl(100, 0.3866, 0.37847, 102.148122704574, 62.0736121753375);</text:p>
          </table:table-cell>
        </table:table-row>
        <table:table-row table:style-name="ro1">
          <table:table-cell table:formula="of:=&quot;/** &quot;&amp;[Calc.G17]&amp;&quot; */Illuminant &quot;&amp;[Calc.A17]&amp;&quot; = new  IlluminantImpl(&quot;&amp;[Calc.H17]&amp;&quot;, &quot;&amp;[Calc.D17]&amp;&quot;, &quot;&amp;[Calc.E17]&amp;&quot;, &quot;&amp;[Calc.K17]&amp;&quot;, &quot;&amp;[Calc.L17]&amp;&quot;);&quot;" office:value-type="string" office:string-value="/** D65 simulator, Daylight simulator */Illuminant F7 = new  IlluminantImpl(100, 0.31569, 0.3296, 95.7797330097088, 107.618325242718);">
            <text:p>/** D65 simulator, Daylight simulator */Illuminant F7 = new <text:s/>IlluminantImpl(100, 0.31569, 0.3296, 95.7797330097088, 107.618325242718);</text:p>
          </table:table-cell>
        </table:table-row>
        <table:table-row table:style-name="ro1">
          <table:table-cell table:formula="of:=&quot;/** &quot;&amp;[Calc.G18]&amp;&quot; */Illuminant &quot;&amp;[Calc.A18]&amp;&quot; = new  IlluminantImpl(&quot;&amp;[Calc.H18]&amp;&quot;, &quot;&amp;[Calc.D18]&amp;&quot;, &quot;&amp;[Calc.E18]&amp;&quot;, &quot;&amp;[Calc.K18]&amp;&quot;, &quot;&amp;[Calc.L18]&amp;&quot;);&quot;" office:value-type="string" office:string-value="/** D50 simulator, Sylvania F40 Design 50 */Illuminant F8 = new  IlluminantImpl(100, 0.34902, 0.35939, 97.1145552185648, 81.1347004646762);">
            <text:p>/** D50 simulator, Sylvania F40 Design 50 */Illuminant F8 = new <text:s/>IlluminantImpl(100, 0.34902, 0.35939, 97.1145552185648, 81.1347004646762);</text:p>
          </table:table-cell>
        </table:table-row>
        <table:table-row table:style-name="ro1">
          <table:table-cell table:formula="of:=&quot;/** &quot;&amp;[Calc.G19]&amp;&quot; */Illuminant &quot;&amp;[Calc.A19]&amp;&quot; = new  IlluminantImpl(&quot;&amp;[Calc.H19]&amp;&quot;, &quot;&amp;[Calc.D19]&amp;&quot;, &quot;&amp;[Calc.E19]&amp;&quot;, &quot;&amp;[Calc.K19]&amp;&quot;, &quot;&amp;[Calc.L19]&amp;&quot;);&quot;" office:value-type="string" office:string-value="/** Cool White Deluxe Fluorescent */Illuminant F9 = new  IlluminantImpl(100, 0.37829, 0.37045, 102.116344985828, 67.8256174922391);">
            <text:p>/** Cool White Deluxe Fluorescent */Illuminant F9 = new <text:s/>IlluminantImpl(100, 0.37829, 0.37045, 102.116344985828, 67.8256174922391);</text:p>
          </table:table-cell>
        </table:table-row>
        <table:table-row table:style-name="ro1">
          <table:table-cell table:formula="of:=&quot;/** &quot;&amp;[Calc.G20]&amp;&quot; */Illuminant &quot;&amp;[Calc.A20]&amp;&quot; = new  IlluminantImpl(&quot;&amp;[Calc.H20]&amp;&quot;, &quot;&amp;[Calc.D20]&amp;&quot;, &quot;&amp;[Calc.E20]&amp;&quot;, &quot;&amp;[Calc.K20]&amp;&quot;, &quot;&amp;[Calc.L20]&amp;&quot;);&quot;" office:value-type="string" office:string-value="/** Philips TL85, Ultralume 50 */Illuminant F10 = new  IlluminantImpl(100, 0.3509, 0.35444, 99.0012413948764, 83.1339577925742);">
            <text:p>/** Philips TL85, Ultralume 50 */Illuminant F10 = new <text:s/>IlluminantImpl(100, 0.3509, 0.35444, 99.0012413948764, 83.1339577925742);</text:p>
          </table:table-cell>
        </table:table-row>
        <table:table-row table:style-name="ro1">
          <table:table-cell table:formula="of:=&quot;/** &quot;&amp;[Calc.G21]&amp;&quot; */Illuminant &quot;&amp;[Calc.A21]&amp;&quot; = new  IlluminantImpl(&quot;&amp;[Calc.H21]&amp;&quot;, &quot;&amp;[Calc.D21]&amp;&quot;, &quot;&amp;[Calc.E21]&amp;&quot;, &quot;&amp;[Calc.K21]&amp;&quot;, &quot;&amp;[Calc.L21]&amp;&quot;);&quot;" office:value-type="string" office:string-value="/** Philips TL84, Ultralume 40 */Illuminant F11 = new  IlluminantImpl(100, 0.38541, 0.37123, 103.819734396466, 65.5550467365245);">
            <text:p>/** Philips TL84, Ultralume 40 */Illuminant F11 = new <text:s/>IlluminantImpl(100, 0.38541, 0.37123, 103.819734396466, 65.5550467365245);</text:p>
          </table:table-cell>
        </table:table-row>
        <table:table-row table:style-name="ro1">
          <table:table-cell table:formula="of:=&quot;/** &quot;&amp;[Calc.G22]&amp;&quot; */Illuminant &quot;&amp;[Calc.A22]&amp;&quot; = new  IlluminantImpl(&quot;&amp;[Calc.H22]&amp;&quot;, &quot;&amp;[Calc.D22]&amp;&quot;, &quot;&amp;[Calc.E22]&amp;&quot;, &quot;&amp;[Calc.K22]&amp;&quot;, &quot;&amp;[Calc.L22]&amp;&quot;);&quot;" office:value-type="string" office:string-value="/** Philips TL83, Ultralume 30 */Illuminant F12 = new  IlluminantImpl(100, 0.44256, 0.39717, 111.428355615983, 40.3529974570083);">
            <text:p>/** Philips TL83, Ultralume 30 */Illuminant F12 = new <text:s/>IlluminantImpl(100, 0.44256, 0.39717, 111.428355615983, 40.3529974570083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8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AR PL UMing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0:02:36</meta:creation-date>
    <dc:date>2013-01-07T10:54:17</dc:date>
    <meta:editing-duration>PT16M12S</meta:editing-duration>
    <meta:editing-cycles>3</meta:editing-cycles>
    <meta:generator>LibreOffice/3.6$Linux_X86_64 LibreOffice_project/360m1$Build-3</meta:generator>
    <meta:document-statistic meta:table-count="3" meta:cell-count="447" meta:object-count="0"/>
  </office:meta>
</office:document-meta>
</file>